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9" style:family="table-row">
      <style:table-row-properties style:row-height="0.2366in" fo:break-before="auto" style:use-optimal-row-height="true"/>
    </style:style>
    <style:style style:name="ro10" style:family="table-row">
      <style:table-row-properties style:row-height="0.3846in" fo:break-before="auto" style:use-optimal-row-height="true"/>
    </style:style>
    <style:style style:name="ro11" style:family="table-row">
      <style:table-row-properties style:row-height="0.5689in" fo:break-before="auto" style:use-optimal-row-height="true"/>
    </style:style>
    <style:style style:name="ro12" style:family="table-row">
      <style:table-row-properties style:row-height="1.0201in" fo:break-before="auto" style:use-optimal-row-height="true"/>
    </style:style>
    <style:style style:name="ro13" style:family="table-row">
      <style:table-row-properties style:row-height="0.1925in" fo:break-before="auto" style:use-optimal-row-height="true"/>
    </style:style>
    <style:style style:name="ro14" style:family="table-row">
      <style:table-row-properties style:row-height="1.522in" fo:break-before="auto" style:use-optimal-row-height="true"/>
    </style:style>
    <style:style style:name="ro15" style:family="table-row">
      <style:table-row-properties style:row-height="1.3547in" fo:break-before="auto" style:use-optimal-row-height="true"/>
    </style:style>
    <style:style style:name="ro16" style:family="table-row">
      <style:table-row-properties style:row-height="1.6898in" fo:break-before="auto" style:use-optimal-row-height="true"/>
    </style:style>
    <style:style style:name="ro17" style:family="table-row">
      <style:table-row-properties style:row-height="0.8528in" fo:break-before="auto" style:use-optimal-row-height="true"/>
    </style:style>
    <style:style style:name="ro18" style:family="table-row">
      <style:table-row-properties style:row-height="2.0409in" fo:break-before="auto" style:use-optimal-row-height="true"/>
    </style:style>
    <style:style style:name="ro19" style:family="table-row">
      <style:table-row-properties style:row-height="1.489in" fo:break-before="auto" style:use-optimal-row-height="true"/>
    </style:style>
    <style:style style:name="ro20" style:family="table-row">
      <style:table-row-properties style:row-height="0.4335in" fo:break-before="auto" style:use-optimal-row-height="false"/>
    </style:style>
    <style:style style:name="ro21" style:family="table-row">
      <style:table-row-properties style:row-height="0.7528in" fo:break-before="auto" style:use-optimal-row-height="true"/>
    </style:style>
    <style:style style:name="ro22" style:family="table-row">
      <style:table-row-properties style:row-height="0.2118in" fo:break-before="auto" style:use-optimal-row-height="true"/>
    </style:style>
    <style:style style:name="ro23" style:family="table-row">
      <style:table-row-properties style:row-height="0.2756in" fo:break-before="auto" style:use-optimal-row-height="false"/>
    </style:style>
    <style:style style:name="ro24" style:family="table-row">
      <style:table-row-properties style:row-height="0.6354in" fo:break-before="auto" style:use-optimal-row-height="false"/>
    </style:style>
    <style:style style:name="ro25" style:family="table-row">
      <style:table-row-properties style:row-height="2.0209in" fo:break-before="auto" style:use-optimal-row-height="false"/>
    </style:style>
    <style:style style:name="ro26" style:family="table-row">
      <style:table-row-properties style:row-height="0.2173in" fo:break-before="auto" style:use-optimal-row-height="true"/>
    </style:style>
    <style:style style:name="ro27" style:family="table-row">
      <style:table-row-properties style:row-height="0.2256in" fo:break-before="auto" style:use-optimal-row-height="true"/>
    </style:style>
    <style:style style:name="ro28"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4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5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7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0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2"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fo:background-color="#ff66cc"/>
    </style:style>
    <style:style style:name="ce114"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Excel_20_Built-in_20_Normal">
      <style:table-cell-properties fo:background-color="#cc99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Normal">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24" style:family="table-cell" style:parent-style-name="Excel_20_Built-in_20_Normal">
      <style:table-cell-properties fo:wrap-option="wrap" style:shrink-to-fit="true"/>
    </style:style>
    <style:style style:name="ce125"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26" style:family="table-cell" style:parent-style-name="Excel_20_Built-in_20_Normal">
      <style:table-cell-properties style:text-align-source="fix" style:repeat-content="false"/>
      <style:paragraph-properties fo:text-align="center"/>
    </style:style>
    <style:style style:name="ce127" style:family="table-cell" style:parent-style-name="Excel_20_Built-in_20_Normal">
      <style:table-cell-properties fo:background-color="#ff0000" style:text-align-source="fix" style:repeat-content="false"/>
      <style:paragraph-properties fo:text-align="center"/>
    </style:style>
    <style:style style:name="ce128"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ackground-color="#ff0000"/>
    </style:style>
    <style:style style:name="ce130"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1"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2"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3" style:family="table-cell" style:parent-style-name="Excel_20_Built-in_20_Normal">
      <style:text-properties fo:font-weight="bold"/>
    </style:style>
    <style:style style:name="ce134"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5"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6" style:family="table-cell" style:parent-style-name="Excel_20_Built-in_20_Normal">
      <style:table-cell-properties fo:background-color="#33ff99"/>
    </style:style>
    <style:style style:name="ce137" style:family="table-cell" style:parent-style-name="Default">
      <style:table-cell-properties fo:background-color="#33ff99"/>
    </style:style>
    <style:style style:name="ce138"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9"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0"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1" style:family="table-cell" style:parent-style-name="Excel_20_Built-in_20_Normal">
      <style:table-cell-properties fo:background-color="#ff9900"/>
    </style:style>
    <style:style style:name="ce14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5"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9"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10"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2">Filoviruses</text:span><text:span text:style-name="T3"> such as </text:span><text:span text:style-name="T2">Ebola</text:span><text:span text:style-name="T3">,</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17"/>
        <table:table-column table:style-name="co70" table:default-cell-style-name="ce117"/>
        <table:table-column table:style-name="co71" table:default-cell-style-name="ce124"/>
        <table:table-column table:style-name="co72" table:default-cell-style-name="ce126"/>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17"/>
        <table:table-column table:style-name="co77" table:default-cell-style-name="Excel_20_Built-in_20_Normal"/>
        <table:table-column table:style-name="co70" table:default-cell-style-name="ce117"/>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2">
          <table:table-cell table:style-name="ce111"/>
          <table:table-cell table:style-name="ce112" office:value-type="string">
            <text:p>GENUS</text:p>
          </table:table-cell>
          <table:table-cell table:style-name="ce112" office:value-type="string">
            <text:p>SPECIES</text:p>
          </table:table-cell>
          <table:table-cell table:style-name="ce123" office:value-type="string">
            <text:p>IUCN REDLIST (DISTRIBUTION)</text:p>
          </table:table-cell>
          <table:table-cell table:style-name="ce125" office:value-type="string">
            <text:p>MAP</text:p>
          </table:table-cell>
          <table:table-cell table:style-name="ce125" office:value-type="string">
            <text:p>REGIONS</text:p>
          </table:table-cell>
          <table:table-cell table:style-name="ce125" office:value-type="string">
            <text:p>STATUS</text:p>
          </table:table-cell>
          <table:table-cell table:style-name="ce125" table:number-columns-repeated="3"/>
          <table:table-cell table:style-name="ce112"/>
          <table:table-cell table:style-name="ce111"/>
          <table:table-cell table:style-name="ce112"/>
          <table:table-cell table:style-name="ce111" table:number-columns-repeated="1009"/>
          <table:table-cell table:number-columns-repeated="2"/>
        </table:table-row>
        <table:table-row table:style-name="ro23">
          <table:table-cell table:style-name="ce111"/>
          <table:table-cell table:style-name="ce112" table:number-columns-repeated="2"/>
          <table:table-cell table:style-name="ce123"/>
          <table:table-cell table:style-name="ce125" table:number-columns-repeated="6"/>
          <table:table-cell table:style-name="ce112"/>
          <table:table-cell table:style-name="ce111"/>
          <table:table-cell table:style-name="ce112"/>
          <table:table-cell table:style-name="ce111" table:number-columns-repeated="1009"/>
          <table:table-cell table:number-columns-repeated="2"/>
        </table:table-row>
        <table:table-row table:style-name="ro22">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30" table:number-columns-repeated="3"/>
          <table:table-cell/>
          <table:table-cell table:style-name="Default"/>
          <table:table-cell table:number-columns-repeated="1012"/>
        </table:table-row>
        <table:table-row table:style-name="ro22">
          <table:table-cell/>
          <table:table-cell office:value-type="string">
            <text:p>Genus Aepyceros</text:p>
          </table:table-cell>
          <table:table-cell table:style-name="ce120"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Ammodorcas</text:p>
          </table:table-cell>
          <table:table-cell table:style-name="ce120"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31" table:number-columns-repeated="3"/>
          <table:table-cell table:style-name="ce121"/>
          <table:table-cell table:style-name="Default"/>
          <table:table-cell table:style-name="ce121"/>
          <table:table-cell table:number-columns-repeated="1011"/>
        </table:table-row>
        <table:table-row table:style-name="ro22">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27" office:value-type="string">
            <text:p>Yes</text:p>
          </table:table-cell>
          <table:table-cell table:style-name="ce128" office:value-type="string">
            <text:p>Saudi Arabia </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Litocranius</text:p>
          </table:table-cell>
          <table:table-cell table:style-name="ce120"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Madoqua</text:p>
          </table:table-cell>
          <table:table-cell table:style-name="ce120"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2" office:value-type="string">
            <text:p>Near Threatened </text:p>
          </table:table-cell>
          <table:table-cell table:style-name="ce132" table:number-columns-repeated="3"/>
          <table:table-cell table:style-name="ce121"/>
          <table:table-cell/>
          <table:table-cell table:style-name="ce121"/>
          <table:table-cell table:number-columns-repeated="1011"/>
        </table:table-row>
        <table:table-row table:style-name="ro22">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reotragus</text:p>
          </table:table-cell>
          <table:table-cell table:style-name="ce120"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urebia</text:p>
          </table:table-cell>
          <table:table-cell table:style-name="ce120"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Philantomba</text:p>
          </table:table-cell>
          <table:table-cell table:style-name="ce120"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Redunca</text:p>
          </table:table-cell>
          <table:table-cell table:style-name="ce120"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Kéwel</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30"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Northern Grysbok</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2" office:value-type="string">
            <text:p>Near Threatened </text:p>
          </table:table-cell>
          <table:table-cell table:style-name="ce132"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uwenzori Duiker </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27" office:value-type="string">
            <text:p>Yes</text:p>
          </table:table-cell>
          <table:table-cell table:style-name="ce129" office:value-type="string">
            <text:p>Northern,Western,Central</text:p>
          </table:table-cell>
          <table:table-cell table:style-name="ce129" office:value-type="string">
            <text:p>EXTINCT</text:p>
          </table:table-cell>
          <table:table-cell table:style-name="ce129"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outhern Grysbok</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Upemba Lechwe</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2">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2">
          <table:table-cell table:number-columns-repeated="1024"/>
        </table:table-row>
        <table:table-row table:style-name="ro24">
          <table:table-cell table:number-columns-repeated="1024"/>
        </table:table-row>
        <table:table-row table:style-name="ro22">
          <table:table-cell table:style-name="ce112" office:value-type="string">
            <text:p>FEMALE PROGRESS</text:p>
          </table:table-cell>
          <table:table-cell table:style-name="ce112" office:value-type="string">
            <text:p>MALE PROGRESS</text:p>
          </table:table-cell>
          <table:table-cell table:style-name="ce112" office:value-type="string">
            <text:p>SPECIES</text:p>
          </table:table-cell>
          <table:table-cell table:style-name="ce123" office:value-type="string">
            <text:p>IUCN REDLIST (DISTRIBUTION)</text:p>
          </table:table-cell>
          <table:table-cell table:style-name="ce125" office:value-type="string">
            <text:p>MAP</text:p>
          </table:table-cell>
          <table:table-cell table:style-name="ce125" office:value-type="string">
            <text:p>REGIONS</text:p>
          </table:table-cell>
          <table:table-cell table:style-name="ce125" office:value-type="string">
            <text:p>STATUS</text:p>
          </table:table-cell>
          <table:table-cell table:style-name="ce125" office:value-type="string">
            <text:p>LEVELS</text:p>
          </table:table-cell>
          <table:table-cell table:style-name="ce125" office:value-type="string">
            <text:p>SCALE AVERAGE</text:p>
          </table:table-cell>
          <table:table-cell table:style-name="ce125" office:value-type="string">
            <text:p>Unity Scale</text:p>
          </table:table-cell>
          <table:table-cell table:style-name="ce112" office:value-type="string">
            <text:p>SPECIES</text:p>
          </table:table-cell>
          <table:table-cell table:style-name="ce125" office:value-type="string">
            <text:p>LEVEL DISTRIBUTION</text:p>
          </table:table-cell>
          <table:table-cell table:style-name="ce112" office:value-type="string">
            <text:p>SPECIES</text:p>
          </table:table-cell>
          <table:table-cell table:style-name="ce112" office:value-type="string">
            <text:p>SEXUAL DIMORPHISM</text:p>
          </table:table-cell>
          <table:table-cell table:style-name="ce111" table:number-columns-repeated="1008"/>
          <table:table-cell table:number-columns-repeated="2"/>
        </table:table-row>
        <table:table-row table:style-name="ro25">
          <table:table-cell table:number-columns-repeated="2"/>
          <table:table-cell>
            <draw:frame table:end-cell-address="Antelope.G82" table:end-x="1.1669in" table:end-y="1.7213in" draw:z-index="0" draw:name="Graphics 1" draw:style-name="gr1" draw:text-style-name="P1" svg:width="9.511in" svg:height="1.3961in" svg:x="0.2575in" svg:y="0.3252in">
              <draw:image xlink:href="Pictures/2000000700007826000011A3424E49B7.svm" xlink:type="simple" xlink:show="embed" xlink:actuate="onLoad">
                <text:p/>
              </draw:image>
            </draw:frame>
          </table:table-cell>
          <table:table-cell table:number-columns-repeated="1021"/>
        </table:table-row>
        <table:table-row table:style-name="ro22">
          <table:table-cell table:style-name="ce113" office:value-type="string">
            <text:p>Females <text:s/>15/15</text:p>
          </table:table-cell>
          <table:table-cell table:style-name="ce118" office:value-type="string">
            <text:p>Males <text:s/>28/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26"/>
          <table:table-cell table:style-name="ce126" office:value-type="string">
            <text:p>avg</text:p>
          </table:table-cell>
          <table:table-cell table:style-name="ce126" office:value-type="string">
            <text:p>Unity Scale</text:p>
          </table:table-cell>
          <table:table-cell office:value-type="string">
            <text:p>(Selected For Game)</text:p>
          </table:table-cell>
          <table:table-cell/>
          <table:table-cell office:value-type="string">
            <text:p>(Selected For Game)</text:p>
          </table:table-cell>
          <table:table-cell table:style-name="ce138" office:value-type="string">
            <text:p>ORANGE: VERY Different looking</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21"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31" office:value-type="string">
            <text:p>Critically Endangered </text:p>
          </table:table-cell>
          <table:table-cell table:style-name="ce126" office:value-type="float" office:value="1">
            <text:p>1</text:p>
          </table:table-cell>
          <table:table-cell table:style-name="ce135" office:value-type="float" office:value="120">
            <text:p>120</text:p>
          </table:table-cell>
          <table:table-cell table:style-name="ce135" office:value-type="float" office:value="0.8">
            <text:p>0.8</text:p>
          </table:table-cell>
          <table:table-cell table:style-name="ce120" office:value-type="string">
            <text:p>Addax</text:p>
          </table:table-cell>
          <table:table-cell table:style-name="ce136" office:value-type="string">
            <text:p>Fachi Oasis</text:p>
          </table:table-cell>
          <table:table-cell table:style-name="ce120" office:value-type="string">
            <text:p>Addax</text:p>
          </table:table-cell>
          <table:table-cell table:style-name="ce139" office:value-type="string">
            <text:p>horns in males are 60-109 cm, <text:s/>and in females 55-80 cm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26" office:value-type="float" office:value="1">
            <text:p>1</text:p>
          </table:table-cell>
          <table:table-cell table:style-name="ce135" office:value-type="float" office:value="60">
            <text:p>60</text:p>
          </table:table-cell>
          <table:table-cell table:style-name="ce126" office:value-type="float" office:value="0.5">
            <text:p>0.5</text:p>
          </table:table-cell>
          <table:table-cell table:style-name="ce120" office:value-type="string">
            <text:p>Ader's Duiker </text:p>
          </table:table-cell>
          <table:table-cell table:style-name="ce137" office:value-type="string">
            <office:annotation draw:style-name="gr2" draw:text-style-name="P2" svg:width="1.1413in" svg:height="0.2823in" svg:x="21.3673in" svg:y="19.6028in" draw:caption-point-x="18.4563in" draw:caption-point-y="0.4142in">
              <dc:creator>MJH</dc:creator>
              <dc:date>2017-05-11T00:00:00</dc:date>
              <text:p text:style-name="P2"><text:span text:style-name="T10">Ader's Duiker </text:span></text:p>
            </office:annotation>
            <text:p>Kiwengwa Pongwe Forest</text:p>
          </table:table-cell>
          <table:table-cell table:style-name="ce120" office:value-type="string">
            <text:p>Ader's Duiker </text:p>
          </table:table-cell>
          <table:table-cell table:style-name="ce139" office:value-type="string">
            <text:p>Both sexes have short pointed horns; those of males grow 3-5 cm long, and those of females are only 1-3 cm in length.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33" office:value-type="string">
            <text:p>Least Concern</text:p>
          </table:table-cell>
          <table:table-cell table:style-name="ce126" office:value-type="float" office:value="2">
            <text:p>2</text:p>
          </table:table-cell>
          <table:table-cell table:style-name="ce135" office:value-type="float" office:value="150">
            <text:p>150</text:p>
          </table:table-cell>
          <table:table-cell table:style-name="ce126" office:value-type="float" office:value="1">
            <text:p>1</text:p>
          </table:table-cell>
          <table:table-cell table:style-name="ce120" office:value-type="string">
            <text:p>Blesbok</text:p>
          </table:table-cell>
          <table:table-cell table:style-name="ce136" office:value-type="string">
            <text:p>Mahamba Gorge / Groenkloof /</text:p>
          </table:table-cell>
          <table:table-cell table:style-name="ce120" office:value-type="string">
            <text:p>Blesbok</text:p>
          </table:table-cell>
          <table:table-cell office:value-type="string">
            <text:p>=</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21"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33" office:value-type="string">
            <text:p>Least Concern</text:p>
          </table:table-cell>
          <table:table-cell table:style-name="ce126" office:value-type="float" office:value="7">
            <text:p>7</text:p>
          </table:table-cell>
          <table:table-cell table:style-name="ce135" office:value-type="float" office:value="205">
            <text:p>205</text:p>
          </table:table-cell>
          <table:table-cell table:style-name="ce126" office:value-type="float" office:value="1.2">
            <text:p>1.2</text:p>
          </table:table-cell>
          <table:table-cell table:style-name="ce120" office:value-type="string">
            <text:p>Blue Wildebeest</text:p>
          </table:table-cell>
          <table:table-cell table:style-name="ce136" office:value-type="string">
            <text:p>Circulos de Hadas / Mahamba Gorge / Kruger National Park / Ngorongoro Crater / Ol Tukai / Serengeti / Victoria Falls / Groenkloof /</text:p>
          </table:table-cell>
          <table:table-cell table:style-name="ce120" office:value-type="string">
            <text:p>Blue Wildebeest</text:p>
          </table:table-cell>
          <table:table-cell office:value-type="string">
            <text:p>=</text:p>
          </table:table-cell>
          <table:table-cell table:number-columns-repeated="1010"/>
        </table:table-row>
        <table:table-row table:style-name="ro22">
          <table:table-cell table:number-columns-repeated="2" table:style-name="ce115" office:value-type="string">
            <text:p>Ready for Review</text:p>
          </table:table-cell>
          <table:table-cell table:style-name="ce121"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33" office:value-type="string">
            <text:p>Least Concern</text:p>
          </table:table-cell>
          <table:table-cell table:style-name="ce126" office:value-type="float" office:value="12">
            <text:p>12</text:p>
          </table:table-cell>
          <table:table-cell table:style-name="ce135" office:value-type="float" office:value="117">
            <text:p>117</text:p>
          </table:table-cell>
          <table:table-cell table:style-name="ce126" office:value-type="float" office:value="0.8">
            <text:p>0.8</text:p>
          </table:table-cell>
          <table:table-cell table:style-name="ce120" office:value-type="string">
            <text:p>Bohor Reedbuck</text:p>
          </table:table-cell>
          <table:table-cell table:style-name="ce136" office:value-type="string">
            <text:p>Ngorongoro Crater / Serengeti / Bale Mountains National Park / <text:s/>Ez Zeraf / Ol Tukai / Tsavo East National Park / Manovo-Gounda / Bénoué / al-radom national park / Dandé / <text:s/>Singou Reserve / Zemongo</text:p>
          </table:table-cell>
          <table:table-cell table:style-name="ce120" office:value-type="string">
            <text:p>Bohor Reedbuck</text:p>
          </table:table-cell>
          <table:table-cell table:style-name="ce140" office:value-type="string">
            <text:p>Males are readily distinguished from females by their thick necks and a pair of horns. </text:p>
          </table:table-cell>
          <table:table-cell table:number-columns-repeated="1010"/>
        </table:table-row>
        <table:table-row table:style-name="ro22">
          <table:table-cell table:style-name="ce114" office:value-type="string">
            <text:p>X</text:p>
          </table:table-cell>
          <table:table-cell table:style-name="ce119" office:value-type="string">
            <text:p>Light Pass</text:p>
          </table:table-cell>
          <table:table-cell table:style-name="ce121"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2" office:value-type="string">
            <text:p>Near Threatened </text:p>
          </table:table-cell>
          <table:table-cell table:style-name="ce126" office:value-type="float" office:value="3">
            <text:p>3</text:p>
          </table:table-cell>
          <table:table-cell table:style-name="ce135" office:value-type="float" office:value="210">
            <text:p>210</text:p>
          </table:table-cell>
          <table:table-cell table:style-name="ce126" office:value-type="float" office:value="1.3">
            <text:p>1.3</text:p>
          </table:table-cell>
          <table:table-cell table:style-name="ce120" office:value-type="string">
            <text:p>Bongo</text:p>
          </table:table-cell>
          <table:table-cell table:style-name="ce136" office:value-type="string">
            <text:p>Gola Rainforest / Manovo-Gounda / Zemongo</text:p>
          </table:table-cell>
          <table:table-cell table:style-name="ce120" office:value-type="string">
            <text:p>Bongo</text:p>
          </table:table-cell>
          <table:table-cell table:style-name="ce139" office:value-type="string">
            <text:p>thinner, longer, and more parallel horns in the female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34" office:value-type="string">
            <text:p>Vulnerable </text:p>
          </table:table-cell>
          <table:table-cell table:style-name="ce126" office:value-type="float" office:value="2">
            <text:p>2</text:p>
          </table:table-cell>
          <table:table-cell table:style-name="ce135" office:value-type="float" office:value="97">
            <text:p>97</text:p>
          </table:table-cell>
          <table:table-cell table:style-name="ce126" office:value-type="float" office:value="0.7">
            <text:p>0.7</text:p>
          </table:table-cell>
          <table:table-cell table:style-name="ce120" office:value-type="string">
            <text:p>Cuvier's Gazelle</text:p>
          </table:table-cell>
          <table:table-cell table:style-name="ce136" office:value-type="string">
            <text:p>Aït Benhaddou / Mount Issa /</text:p>
          </table:table-cell>
          <table:table-cell table:style-name="ce120" office:value-type="string">
            <text:p>Cuvier's Gazelle</text:p>
          </table:table-cell>
          <table:table-cell table:style-name="ce140" office:value-type="string">
            <text:p>horns in males are wider and very heavily ridged. Typical horn length is 25-37 cm for males and 20-30 cm for females </text:p>
          </table:table-cell>
          <table:table-cell table:number-columns-repeated="1010"/>
        </table:table-row>
        <table:table-row table:style-name="ro26">
          <table:table-cell table:style-name="ce114" office:value-type="string">
            <text:p>X</text:p>
          </table:table-cell>
          <table:table-cell table:style-name="ce116" office:value-type="string">
            <text:p>1<text:span text:style-name="T11">st</text:span> Pass</text:p>
          </table:table-cell>
          <table:table-cell table:style-name="ce121"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31" office:value-type="string">
            <text:p>Critically Endangered </text:p>
          </table:table-cell>
          <table:table-cell table:style-name="ce126" office:value-type="float" office:value="3">
            <text:p>3</text:p>
          </table:table-cell>
          <table:table-cell table:style-name="ce135" office:value-type="float" office:value="152">
            <text:p>152</text:p>
          </table:table-cell>
          <table:table-cell table:style-name="ce126" office:value-type="float" office:value="1">
            <text:p>1</text:p>
          </table:table-cell>
          <table:table-cell table:style-name="ce120" office:value-type="string">
            <text:p>Dama Gazelle</text:p>
          </table:table-cell>
          <table:table-cell table:style-name="ce136" office:value-type="string">
            <text:p>Aït Benhaddou / Fachi Oasis / Faya-Largeau / </text:p>
          </table:table-cell>
          <table:table-cell table:style-name="ce120" office:value-type="string">
            <text:p>Dama Gazelle</text:p>
          </table:table-cell>
          <table:table-cell table:style-name="ce139" office:value-type="string">
            <text:p>Horns are larger and thicker in male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34" office:value-type="string">
            <text:p>Vulnerable </text:p>
          </table:table-cell>
          <table:table-cell table:style-name="ce126" office:value-type="float" office:value="3">
            <text:p>3</text:p>
          </table:table-cell>
          <table:table-cell table:style-name="ce135" office:value-type="float" office:value="100">
            <text:p>100</text:p>
          </table:table-cell>
          <table:table-cell table:style-name="ce126" office:value-type="float" office:value="0.7">
            <text:p>0.7</text:p>
          </table:table-cell>
          <table:table-cell table:style-name="ce120" office:value-type="string">
            <text:p>Dorcas Gazelle</text:p>
          </table:table-cell>
          <table:table-cell table:style-name="ce136" office:value-type="string">
            <text:p>Aït Benhaddou / Mount Issa / Fachi Oasis / </text:p>
          </table:table-cell>
          <table:table-cell table:style-name="ce120" office:value-type="string">
            <text:p>Dorcas Gazelle</text:p>
          </table:table-cell>
          <table:table-cell table:style-name="ce140"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33" office:value-type="string">
            <text:p>Least Concern</text:p>
          </table:table-cell>
          <table:table-cell table:style-name="ce126" office:value-type="float" office:value="4">
            <text:p>4</text:p>
          </table:table-cell>
          <table:table-cell table:style-name="ce135" office:value-type="float" office:value="255">
            <text:p>255</text:p>
          </table:table-cell>
          <table:table-cell table:style-name="ce126" office:value-type="string">
            <text:p>F1.3, 1.5</text:p>
          </table:table-cell>
          <table:table-cell table:style-name="ce120" office:value-type="string">
            <text:p>Giant Eland</text:p>
          </table:table-cell>
          <table:table-cell table:style-name="ce136" office:value-type="string">
            <text:p>Dandé / Manovo-Gounda / Bénoué / Zemongo</text:p>
          </table:table-cell>
          <table:table-cell table:style-name="ce120" office:value-type="string">
            <text:p>Giant Eland</text:p>
          </table:table-cell>
          <table:table-cell table:style-name="ce140" office:value-type="string">
            <text:p>Males are 700 pounds, females are 450 pounds. A pendulous dewlap, larger in males then females. In males the horns can grow to 120 cm and 66 in females. <text:s/>Males are usually darker.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33" office:value-type="string">
            <text:p>Least Concern</text:p>
          </table:table-cell>
          <table:table-cell table:style-name="ce126" office:value-type="float" office:value="9">
            <text:p>9</text:p>
          </table:table-cell>
          <table:table-cell table:style-name="ce126" office:value-type="float" office:value="215">
            <text:p>215</text:p>
          </table:table-cell>
          <table:table-cell table:style-name="ce126" office:value-type="float" office:value="1.3">
            <text:p>1.3</text:p>
          </table:table-cell>
          <table:table-cell table:style-name="ce120" office:value-type="string">
            <text:p>Greater Kudu</text:p>
          </table:table-cell>
          <table:table-cell table:style-name="ce136" office:value-type="string">
            <text:p>Circulos de Hadas / Mahamba Gorge / Kruger National Park / Kundelungu / Ngorongoro Crater / Bale Mountains National Park / Tsavo East National Park / Victoria Falls / Ol Tukai / Groenkloof /</text:p>
          </table:table-cell>
          <table:table-cell table:style-name="ce120" office:value-type="string">
            <text:p>Greater Kudu</text:p>
          </table:table-cell>
          <table:table-cell table:style-name="ce141" office:value-type="string">
            <text:p>Only males have horn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26" office:value-type="float" office:value="1">
            <text:p>1</text:p>
          </table:table-cell>
          <table:table-cell table:style-name="ce126" office:value-type="float" office:value="160">
            <text:p>160</text:p>
          </table:table-cell>
          <table:table-cell table:style-name="ce126" office:value-type="float" office:value="1">
            <text:p>1</text:p>
          </table:table-cell>
          <table:table-cell table:style-name="ce120" office:value-type="string">
            <text:p>Hunter's Antelope</text:p>
          </table:table-cell>
          <table:table-cell table:style-name="ce136" office:value-type="string">
            <text:p>Tsavo East National Park /</text:p>
          </table:table-cell>
          <table:table-cell table:style-name="ce120" office:value-type="string">
            <text:p>Hunter's Antelope</text:p>
          </table:table-cell>
          <table:table-cell table:style-name="ce140"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2">
          <table:table-cell table:number-columns-repeated="2" table:style-name="ce115" office:value-type="string">
            <text:p>Ready for Review</text:p>
          </table:table-cell>
          <table:table-cell table:style-name="ce121"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33" office:value-type="string">
            <text:p>Least Concern</text:p>
          </table:table-cell>
          <table:table-cell table:style-name="ce126" office:value-type="float" office:value="9">
            <text:p>9</text:p>
          </table:table-cell>
          <table:table-cell table:style-name="ce126" office:value-type="float" office:value="140">
            <text:p>140</text:p>
          </table:table-cell>
          <table:table-cell table:style-name="ce126" office:value-type="float" office:value="0.9">
            <text:p>0.9</text:p>
          </table:table-cell>
          <table:table-cell table:style-name="ce120" office:value-type="string">
            <text:p>Impala</text:p>
          </table:table-cell>
          <table:table-cell table:style-name="ce136" office:value-type="string">
            <text:p>Circulos de Hadas / Kruger National Park / Ngorongoro Crater / Serengeti / Victoria Falls / Ol Tukai / Tsavo East National Park / Kundelungu / Groenkloof /</text:p>
          </table:table-cell>
          <table:table-cell table:style-name="ce120" office:value-type="string">
            <text:p>Impala</text:p>
          </table:table-cell>
          <table:table-cell table:style-name="ce141" office:value-type="string">
            <text:p>Only males have horn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33" office:value-type="string">
            <text:p>Least Concern</text:p>
          </table:table-cell>
          <table:table-cell table:style-name="ce126" office:value-type="float" office:value="10">
            <text:p>10</text:p>
          </table:table-cell>
          <table:table-cell table:style-name="ce126" office:value-type="float" office:value="95">
            <text:p>95</text:p>
          </table:table-cell>
          <table:table-cell table:style-name="ce126" office:value-type="float" office:value="0.7">
            <text:p>0.7</text:p>
          </table:table-cell>
          <table:table-cell table:style-name="ce120" office:value-type="string">
            <text:p>Klipspringer</text:p>
          </table:table-cell>
          <table:table-cell table:style-name="ce136" office:value-type="string">
            <text:p>Circulos de Hadas / Mahamba Gorge / Kruger National Park / Kundelungu / Pungo Andongo / Ngorongoro Crater / Bale Mountains National Park / Serengeti / Victoria Falls / Ol Tukai / </text:p>
          </table:table-cell>
          <table:table-cell table:style-name="ce120" office:value-type="string">
            <text:p>Klipspringer</text:p>
          </table:table-cell>
          <table:table-cell table:style-name="ce140" office:value-type="string">
            <text:p> The horns, found in males (and sometimes females in east African) </text:p>
          </table:table-cell>
          <table:table-cell table:number-columns-repeated="1010"/>
        </table:table-row>
        <table:table-row table:style-name="ro27">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26" office:value-type="float" office:value="1">
            <text:p>1</text:p>
          </table:table-cell>
          <table:table-cell table:style-name="ce126" office:value-type="string">
            <text:p>F 195, 250</text:p>
          </table:table-cell>
          <table:table-cell table:style-name="ce126" office:value-type="string">
            <text:p>F 1.2, 1.5</text:p>
          </table:table-cell>
          <table:table-cell table:style-name="ce120" office:value-type="string">
            <text:p>Mountain Nyala</text:p>
          </table:table-cell>
          <table:table-cell table:style-name="ce136" office:value-type="string">
            <text:p>Bale Mountains National Park /</text:p>
          </table:table-cell>
          <table:table-cell table:style-name="ce120" office:value-type="string">
            <text:p>Mountain Nyala</text:p>
          </table:table-cell>
          <table:table-cell table:style-name="ce140" office:value-type="string">
            <text:p>Males tend to be darker, Males are larger than females, and only males have horn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26" office:value-type="float" office:value="1">
            <text:p>1</text:p>
          </table:table-cell>
          <table:table-cell table:style-name="ce126" office:value-type="string">
            <text:p>F 150, 170</text:p>
          </table:table-cell>
          <table:table-cell table:style-name="ce126" office:value-type="string">
            <text:p>F 1, 1.1</text:p>
          </table:table-cell>
          <table:table-cell table:style-name="ce120" office:value-type="string">
            <text:p>Nile Lechwe</text:p>
          </table:table-cell>
          <table:table-cell table:style-name="ce136" office:value-type="string">
            <text:p>Ez Zeraf / </text:p>
          </table:table-cell>
          <table:table-cell table:style-name="ce120" office:value-type="string">
            <text:p>Nile Lechwe</text:p>
          </table:table-cell>
          <table:table-cell table:style-name="ce140"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33" office:value-type="string">
            <text:p>Least Concern</text:p>
          </table:table-cell>
          <table:table-cell table:style-name="ce126" office:value-type="float" office:value="15">
            <text:p>15</text:p>
          </table:table-cell>
          <table:table-cell table:style-name="ce126" office:value-type="float" office:value="101">
            <text:p>101</text:p>
          </table:table-cell>
          <table:table-cell table:style-name="ce126" office:value-type="float" office:value="0.7">
            <text:p>0.7</text:p>
          </table:table-cell>
          <table:table-cell table:style-name="ce120" office:value-type="string">
            <text:p>Oribi</text:p>
          </table:table-cell>
          <table:table-cell table:style-name="ce136"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20" office:value-type="string">
            <text:p>Oribi</text:p>
          </table:table-cell>
          <table:table-cell table:style-name="ce141" office:value-type="string">
            <text:p>Only males have horns. <text:s/>Females are larger than male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2" office:value-type="string">
            <text:p>Near Threatened </text:p>
          </table:table-cell>
          <table:table-cell table:style-name="ce126" office:value-type="float" office:value="3">
            <text:p>3</text:p>
          </table:table-cell>
          <table:table-cell table:style-name="ce126" office:value-type="float" office:value="134">
            <text:p>134</text:p>
          </table:table-cell>
          <table:table-cell table:style-name="ce126" office:value-type="float" office:value="0.9">
            <text:p>0.9</text:p>
          </table:table-cell>
          <table:table-cell table:style-name="ce120" office:value-type="string">
            <text:p>Puku</text:p>
          </table:table-cell>
          <table:table-cell table:style-name="ce136" office:value-type="string">
            <text:p>Victoria Falls / Kundelungu / Pungo Andongo /</text:p>
          </table:table-cell>
          <table:table-cell table:style-name="ce120" office:value-type="string">
            <text:p>Puku</text:p>
          </table:table-cell>
          <table:table-cell table:style-name="ce141" office:value-type="string">
            <text:p>Only males have horns</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34" office:value-type="string">
            <text:p>Vulnerable </text:p>
          </table:table-cell>
          <table:table-cell table:style-name="ce126" office:value-type="float" office:value="3">
            <text:p>3</text:p>
          </table:table-cell>
          <table:table-cell table:style-name="ce126" office:value-type="float" office:value="100">
            <text:p>100</text:p>
          </table:table-cell>
          <table:table-cell table:style-name="ce126" office:value-type="float" office:value="0.7">
            <text:p>0.7</text:p>
          </table:table-cell>
          <table:table-cell table:style-name="ce120" office:value-type="string">
            <text:p>Red-fronted Gazelle</text:p>
          </table:table-cell>
          <table:table-cell table:style-name="ce136" office:value-type="string">
            <text:p>Al-Radom National Park / / <text:s/>Singou Reserve / Manovo-Gounda /</text:p>
          </table:table-cell>
          <table:table-cell table:style-name="ce120" office:value-type="string">
            <text:p>Red-fronted Gazelle</text:p>
          </table:table-cell>
          <table:table-cell table:style-name="ce142"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33" office:value-type="string">
            <text:p>Least Concern</text:p>
          </table:table-cell>
          <table:table-cell table:style-name="ce126" office:value-type="float" office:value="14">
            <text:p>14</text:p>
          </table:table-cell>
          <table:table-cell table:style-name="ce126" office:value-type="float" office:value="210">
            <text:p>210</text:p>
          </table:table-cell>
          <table:table-cell table:style-name="ce126" office:value-type="float" office:value="1.3">
            <text:p>1.3</text:p>
          </table:table-cell>
          <table:table-cell table:style-name="ce120" office:value-type="string">
            <text:p>Red Hartebeest</text:p>
          </table:table-cell>
          <table:table-cell table:style-name="ce136"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20" office:value-type="string">
            <text:p>Red Hartebeest</text:p>
          </table:table-cell>
          <table:table-cell office:value-type="string">
            <text:p>=</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33" office:value-type="string">
            <text:p>Least Concern</text:p>
          </table:table-cell>
          <table:table-cell table:style-name="ce126" office:value-type="float" office:value="12">
            <text:p>12</text:p>
          </table:table-cell>
          <table:table-cell table:style-name="ce126" office:value-type="float" office:value="242">
            <text:p>242</text:p>
          </table:table-cell>
          <table:table-cell table:style-name="ce126" office:value-type="float" office:value="1.4">
            <text:p>1.4</text:p>
          </table:table-cell>
          <table:table-cell table:style-name="ce120" office:value-type="string">
            <text:p>Roan Antelope</text:p>
          </table:table-cell>
          <table:table-cell table:style-name="ce136" office:value-type="string">
            <text:p>Al-Radom National Park / Dandé / <text:s/>Singou Reserve / Kruger National Park / Ez Zeraf / <text:s/>Serengeti / Victoria Falls / Kundelungu / Manovo-Gounda / Pungo Andongo / Bénoué / Zemongo</text:p>
          </table:table-cell>
          <table:table-cell table:style-name="ce120" office:value-type="string">
            <text:p>Roan Antelope</text:p>
          </table:table-cell>
          <table:table-cell table:style-name="ce139" office:value-type="string">
            <text:p>white facial mask, slightly lighter in females, <text:s/>smaller horn females, grow 60-100 cm</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33" office:value-type="string">
            <text:p>Least Concern</text:p>
          </table:table-cell>
          <table:table-cell table:style-name="ce126" office:value-type="float" office:value="6">
            <text:p>6</text:p>
          </table:table-cell>
          <table:table-cell table:style-name="ce126" office:value-type="float" office:value="222">
            <text:p>222</text:p>
          </table:table-cell>
          <table:table-cell table:style-name="ce126" office:value-type="float" office:value="1.3">
            <text:p>1.3</text:p>
          </table:table-cell>
          <table:table-cell table:style-name="ce120" office:value-type="string">
            <text:p>Sable Antelope</text:p>
          </table:table-cell>
          <table:table-cell table:style-name="ce136" office:value-type="string">
            <text:p>Kruger National Park / Kundelungu / Pungo Andongo / Victoria Falls / Tsavo East National Park / Groenkloof /</text:p>
          </table:table-cell>
          <table:table-cell table:style-name="ce120" office:value-type="string">
            <text:p>Sable Antelope</text:p>
          </table:table-cell>
          <table:table-cell table:style-name="ce140"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30" office:value-type="string">
            <text:p>Endangered </text:p>
          </table:table-cell>
          <table:table-cell table:style-name="ce126" office:value-type="float" office:value="3">
            <text:p>3</text:p>
          </table:table-cell>
          <table:table-cell table:style-name="ce135" office:value-type="float" office:value="105">
            <text:p>105</text:p>
          </table:table-cell>
          <table:table-cell table:style-name="ce126" office:value-type="float" office:value="0.7">
            <text:p>0.7</text:p>
          </table:table-cell>
          <table:table-cell table:style-name="ce120" office:value-type="string">
            <text:p>Slender-horned Gazelle </text:p>
          </table:table-cell>
          <table:table-cell table:style-name="ce136" office:value-type="string">
            <text:p>Mount Issa / Fachi Oasis / Faya-Largeau /</text:p>
          </table:table-cell>
          <table:table-cell table:style-name="ce120" office:value-type="string">
            <text:p>Slender-horned Gazelle </text:p>
          </table:table-cell>
          <table:table-cell table:style-name="ce139"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33" office:value-type="string">
            <text:p>Least Concern</text:p>
          </table:table-cell>
          <table:table-cell table:style-name="ce126" office:value-type="float" office:value="5">
            <text:p>5</text:p>
          </table:table-cell>
          <table:table-cell table:style-name="ce126" office:value-type="float" office:value="60">
            <text:p>60</text:p>
          </table:table-cell>
          <table:table-cell table:style-name="ce126" office:value-type="float" office:value="0.5">
            <text:p>0.5</text:p>
          </table:table-cell>
          <table:table-cell table:style-name="ce120" office:value-type="string">
            <text:p>Suni</text:p>
          </table:table-cell>
          <table:table-cell table:style-name="ce137" office:value-type="string">
            <text:p>Kruger National Park / Kiwengwa Pongwe Forest / Ngorongoro Crater / Tsavo East National Park / Ol Tukai / </text:p>
          </table:table-cell>
          <table:table-cell table:style-name="ce120" office:value-type="string">
            <text:p>Suni</text:p>
          </table:table-cell>
          <table:table-cell table:style-name="ce143" office:value-type="string">
            <text:p>The wideset, black-coloured horns, borne only by males </text:p>
          </table:table-cell>
          <table:table-cell table:style-name="Default" table:number-columns-repeated="1008"/>
          <table:table-cell table:number-columns-repeated="2"/>
        </table:table-row>
        <table:table-row table:style-name="ro22">
          <table:table-cell table:style-name="ce114"/>
          <table:table-cell table:style-name="ce115" office:value-type="string">
            <text:p>Ready for Review</text:p>
          </table:table-cell>
          <table:table-cell table:style-name="ce121"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32" office:value-type="string">
            <text:p>Near Threatened </text:p>
          </table:table-cell>
          <table:table-cell table:style-name="ce126" office:value-type="float" office:value="3">
            <text:p>3</text:p>
          </table:table-cell>
          <table:table-cell table:style-name="ce126" office:value-type="float" office:value="100">
            <text:p>100</text:p>
          </table:table-cell>
          <table:table-cell table:style-name="ce126" office:value-type="float" office:value="0.7">
            <text:p>0.7</text:p>
          </table:table-cell>
          <table:table-cell table:style-name="ce120" office:value-type="string">
            <text:p>Thomson's Gazelle</text:p>
          </table:table-cell>
          <table:table-cell table:style-name="ce136" office:value-type="string">
            <text:p>Ngorongoro Crater / Serengeti / Ol Tukai / </text:p>
          </table:table-cell>
          <table:table-cell table:style-name="ce120" office:value-type="string">
            <text:p>Thomson's Gazelle</text:p>
          </table:table-cell>
          <table:table-cell table:style-name="ce139"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21"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33" office:value-type="string">
            <text:p>Least Concern</text:p>
          </table:table-cell>
          <table:table-cell table:style-name="ce126" office:value-type="float" office:value="7">
            <text:p>7</text:p>
          </table:table-cell>
          <table:table-cell table:style-name="ce126" office:value-type="float" office:value="177">
            <text:p>177</text:p>
          </table:table-cell>
          <table:table-cell table:style-name="ce126" office:value-type="float" office:value="1.1">
            <text:p>1.1</text:p>
          </table:table-cell>
          <table:table-cell table:style-name="ce120" office:value-type="string">
            <text:p>Topi</text:p>
          </table:table-cell>
          <table:table-cell table:style-name="ce136" office:value-type="string">
            <text:p>Singou Reserve / Kruger National Park / Manovo-Gounda / Bénoué / Serengeti / <text:s/>Ez Zeraf / <text:s/>Victoria Falls /</text:p>
          </table:table-cell>
          <table:table-cell table:style-name="ce120" office:value-type="string">
            <text:p>Topi</text:p>
          </table:table-cell>
          <table:table-cell office:value-type="string">
            <text:p>=</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33" office:value-type="string">
            <text:p>Least Concern</text:p>
          </table:table-cell>
          <table:table-cell table:style-name="ce126" office:value-type="float" office:value="17">
            <text:p>17</text:p>
          </table:table-cell>
          <table:table-cell table:style-name="ce126" office:value-type="float" office:value="200">
            <text:p>200</text:p>
          </table:table-cell>
          <table:table-cell table:style-name="ce126" office:value-type="float" office:value="1.2">
            <text:p>1.2</text:p>
          </table:table-cell>
          <table:table-cell table:style-name="ce120" office:value-type="string">
            <text:p>Waterbuck</text:p>
          </table:table-cell>
          <table:table-cell table:style-name="ce136"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20" office:value-type="string">
            <text:p>Waterbuck</text:p>
          </table:table-cell>
          <table:table-cell table:style-name="ce140" office:value-type="string">
            <text:p>The heavily ridged horns are found only in males and sweep in an arc backwards and upwards, with the tips pointing forwards.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34" office:value-type="string">
            <text:p>Vulnerable </text:p>
          </table:table-cell>
          <table:table-cell table:style-name="ce126" office:value-type="float" office:value="1">
            <text:p>1</text:p>
          </table:table-cell>
          <table:table-cell table:style-name="ce126" office:value-type="float" office:value="87">
            <text:p>87</text:p>
          </table:table-cell>
          <table:table-cell table:style-name="ce126" office:value-type="float" office:value="0.6">
            <text:p>0.6</text:p>
          </table:table-cell>
          <table:table-cell table:style-name="ce120" office:value-type="string">
            <text:p>Zebra Duiker</text:p>
          </table:table-cell>
          <table:table-cell table:style-name="ce136" office:value-type="string">
            <text:p>Gola Rainforest / </text:p>
          </table:table-cell>
          <table:table-cell table:style-name="ce120" office:value-type="string">
            <text:p>Zebra Duiker</text:p>
          </table:table-cell>
          <table:table-cell table:style-name="ce142"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28">
          <table:table-cell table:style-name="Default" table:number-columns-repeated="1022"/>
          <table:table-cell table:number-columns-repeated="2"/>
        </table:table-row>
        <table:table-row table:style-name="ro22" table:number-rows-repeated="3">
          <table:table-cell table:number-columns-repeated="1024"/>
        </table:table-row>
        <table:table-row table:style-name="ro22">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2" table:number-rows-repeated="3">
          <table:table-cell table:number-columns-repeated="1024"/>
        </table:table-row>
        <table:table-row table:style-name="ro22">
          <table:table-cell/>
          <table:table-cell table:style-name="Excel_20_Built-in_20_Normal" office:value-type="string">
            <text:p>Southern</text:p>
          </table:table-cell>
          <table:table-cell table:style-name="ce122" office:value-type="float" office:value="12">
            <text:p>12</text:p>
          </table:table-cell>
          <table:table-cell table:number-columns-repeated="7"/>
          <table:table-cell table:style-name="ce122" office:value-type="float" office:value="12">
            <text:p>12</text:p>
          </table:table-cell>
          <table:table-cell/>
          <table:table-cell table:style-name="ce122" office:value-type="float" office:value="12">
            <text:p>12</text:p>
          </table:table-cell>
          <table:table-cell table:number-columns-repeated="1011"/>
        </table:table-row>
        <table:table-row table:style-name="ro22">
          <table:table-cell/>
          <table:table-cell table:style-name="Excel_20_Built-in_20_Normal" office:value-type="string">
            <text:p>Western</text:p>
          </table:table-cell>
          <table:table-cell table:style-name="ce122" office:value-type="float" office:value="15">
            <text:p>15</text:p>
          </table:table-cell>
          <table:table-cell table:number-columns-repeated="7"/>
          <table:table-cell table:style-name="ce122" office:value-type="float" office:value="15">
            <text:p>15</text:p>
          </table:table-cell>
          <table:table-cell/>
          <table:table-cell table:style-name="ce122" office:value-type="float" office:value="15">
            <text:p>15</text:p>
          </table:table-cell>
          <table:table-cell table:number-columns-repeated="1011"/>
        </table:table-row>
        <table:table-row table:style-name="ro22">
          <table:table-cell/>
          <table:table-cell table:style-name="Excel_20_Built-in_20_Normal" office:value-type="string">
            <text:p>Northern</text:p>
          </table:table-cell>
          <table:table-cell table:style-name="ce122" office:value-type="float" office:value="10">
            <text:p>10</text:p>
          </table:table-cell>
          <table:table-cell table:number-columns-repeated="7"/>
          <table:table-cell table:style-name="ce122" office:value-type="float" office:value="10">
            <text:p>10</text:p>
          </table:table-cell>
          <table:table-cell/>
          <table:table-cell table:style-name="ce122" office:value-type="float" office:value="10">
            <text:p>10</text:p>
          </table:table-cell>
          <table:table-cell table:number-columns-repeated="1011"/>
        </table:table-row>
        <table:table-row table:style-name="ro22">
          <table:table-cell/>
          <table:table-cell table:style-name="Excel_20_Built-in_20_Normal" office:value-type="string">
            <text:p>Eastern</text:p>
          </table:table-cell>
          <table:table-cell table:style-name="ce122" office:value-type="float" office:value="18">
            <text:p>18</text:p>
          </table:table-cell>
          <table:table-cell table:number-columns-repeated="7"/>
          <table:table-cell table:style-name="ce122" office:value-type="float" office:value="18">
            <text:p>18</text:p>
          </table:table-cell>
          <table:table-cell/>
          <table:table-cell table:style-name="ce122" office:value-type="float" office:value="18">
            <text:p>18</text:p>
          </table:table-cell>
          <table:table-cell table:number-columns-repeated="1011"/>
        </table:table-row>
        <table:table-row table:style-name="ro22">
          <table:table-cell/>
          <table:table-cell table:style-name="Excel_20_Built-in_20_Normal" office:value-type="string">
            <text:p>Central</text:p>
          </table:table-cell>
          <table:table-cell table:style-name="ce122" office:value-type="float" office:value="17">
            <text:p>17</text:p>
          </table:table-cell>
          <table:table-cell table:number-columns-repeated="7"/>
          <table:table-cell table:style-name="ce122" office:value-type="float" office:value="17">
            <text:p>17</text:p>
          </table:table-cell>
          <table:table-cell/>
          <table:table-cell table:style-name="ce122" office:value-type="float" office:value="17">
            <text:p>17</text:p>
          </table:table-cell>
          <table:table-cell table:number-columns-repeated="1011"/>
        </table:table-row>
        <table:table-row table:style-name="ro22" table:number-rows-repeated="1048451">
          <table:table-cell table:number-columns-repeated="1024"/>
        </table:table-row>
        <table:table-row table:style-name="ro22">
          <table:table-cell table:number-columns-repeated="1024"/>
        </table:table-row>
      </table:table>
      <table:table table:name="Card count" table:style-name="ta3" table:print="false">
        <table:table-column table:style-name="co21" table:default-cell-style-name="ce43"/>
        <table:table-column table:style-name="co22" table:default-cell-style-name="ce43"/>
        <table:table-column table:style-name="co23" table:default-cell-style-name="ce43"/>
        <table:table-column table:style-name="co24" table:number-columns-repeated="1021" table:default-cell-style-name="ce4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4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30" table:default-cell-style-name="ce48"/>
        <table:table-column table:style-name="co31" table:default-cell-style-name="ce45"/>
        <table:table-column table:style-name="co32" table:default-cell-style-name="ce45"/>
        <table:table-column table:style-name="co33" table:default-cell-style-name="ce45"/>
        <table:table-column table:style-name="co34" table:default-cell-style-name="ce2"/>
        <table:table-column table:style-name="co35" table:default-cell-style-name="ce45"/>
        <table:table-column table:style-name="co24" table:default-cell-style-name="ce45"/>
        <table:table-column table:style-name="co36" table:default-cell-style-name="ce6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4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4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53" office:value-type="string">
            <text:p>A to Z Textile Mills LTD.</text:p>
          </table:table-cell>
          <table:table-cell table:style-name="ce48" office:value-type="string">
            <text:p>Attachment</text:p>
          </table:table-cell>
          <table:table-cell table:style-name="ce48"/>
          <table:table-cell table:style-name="ce6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3" office:value-type="string">
            <text:p>Gibbs Farm Lodge</text:p>
          </table:table-cell>
          <table:table-cell table:style-name="ce48" office:value-type="string">
            <text:p>Attachment</text:p>
          </table:table-cell>
          <table:table-cell table:style-name="ce48"/>
          <table:table-cell table:style-name="ce6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Business</text:p>
          </table:table-cell>
          <table:table-cell table:style-name="ce53" office:value-type="string">
            <text:p>Ngornongoro Farmhouse Lodge</text:p>
          </table:table-cell>
          <table:table-cell table:style-name="ce48" office:value-type="string">
            <text:p>Attachment</text:p>
          </table:table-cell>
          <table:table-cell table:style-name="ce4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46" table:number-columns-repeated="3"/>
          <table:table-cell table:style-name="ce46" office:value-type="float" office:value="2">
            <text:p>2</text:p>
          </table:table-cell>
          <table:table-cell office:value-type="string">
            <text:p>Tanzania</text:p>
          </table:table-cell>
          <table:table-cell table:style-name="ce49" office:value-type="string">
            <text:p>Arusha</text:p>
          </table:table-cell>
          <table:table-cell table:style-name="ce49" office:value-type="string">
            <text:p>Arusha</text:p>
          </table:table-cell>
          <table:table-cell table:style-name="ce46"/>
          <table:table-cell table:style-name="ce4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5">confirm seaport </text:span><text:span text:style-name="T5">cityDistrict Capital - confirm </text:span><text:span text:style-name="T5">seaport cityDistrict Capital - </text:span><text:span text:style-name="T5">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53" office:value-type="string">
            <text:p>Engaruka Basin Soda Ash Project</text:p>
          </table:table-cell>
          <table:table-cell table:style-name="ce48" office:value-type="string">
            <text:p>Property</text:p>
          </table:table-cell>
          <table:table-cell table:style-name="ce4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46" table:number-columns-repeated="3"/>
          <table:table-cell table:style-name="ce46" office:value-type="float" office:value="2">
            <text:p>2</text:p>
          </table:table-cell>
          <table:table-cell office:value-type="string">
            <text:p>Tanzania</text:p>
          </table:table-cell>
          <table:table-cell table:style-name="ce50" office:value-type="string">
            <text:p>Arusha</text:p>
          </table:table-cell>
          <table:table-cell table:style-name="ce46" office:value-type="string">
            <text:p>Karatu</text:p>
          </table:table-cell>
          <table:table-cell table:style-name="ce46"/>
          <table:table-cell table:style-name="ce4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Paleoanthropology Site</text:p>
          </table:table-cell>
          <table:table-cell table:style-name="ce53" office:value-type="string">
            <text:p>Laetoli Footprints</text:p>
          </table:table-cell>
          <table:table-cell table:style-name="ce48" office:value-type="string">
            <text:p>Property</text:p>
          </table:table-cell>
          <table:table-cell table:style-name="ce48"/>
          <table:table-cell table:style-name="ce6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4" office:value-type="string">
            <text:p>Lake Magadi</text:p>
          </table:table-cell>
          <table:table-cell table:style-name="ce48" office:value-type="string">
            <text:p>Property</text:p>
          </table:table-cell>
          <table:table-cell table:style-name="ce48"/>
          <table:table-cell table:style-name="ce6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55" office:value-type="string">
            <text:p>Loliondo</text:p>
          </table:table-cell>
          <table:table-cell table:style-name="ce4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5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Conservation Area</text:p>
          </table:table-cell>
          <table:table-cell table:style-name="ce5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Geologic Feature</text:p>
          </table:table-cell>
          <table:table-cell table:style-name="ce57" office:value-type="string">
            <text:p>Ngorongoro Crater</text:p>
          </table:table-cell>
          <table:table-cell table:style-name="ce48" office:value-type="string">
            <text:p>Property</text:p>
          </table:table-cell>
          <table:table-cell table:style-name="ce48" office:value-type="float" office:value="15">
            <text:p>15</text:p>
          </table:table-cell>
          <table:table-cell office:value-type="string">
            <text:p>Largest, unflooded, unbroken caldera in the world</text:p>
          </table:table-cell>
          <table:table-cell table:style-name="ce48" office:value-type="string">
            <text:p>Considered on of the seven natural wonders of Africa.</text:p>
          </table:table-cell>
          <table:table-cell table:number-columns-repeated="1010"/>
        </table:table-row>
        <table:table-row table:style-name="ro1">
          <table:table-cell table:style-name="ce47" office:value-type="float" office:value="-2.76335">
            <text:p>-2.76335</text:p>
          </table:table-cell>
          <table:table-cell table:style-name="ce47" office:value-type="string">
            <text:p> 35.91434</text:p>
          </table:table-cell>
          <table:table-cell table:style-name="ce47" office:value-type="string">
            <text:p> 2962 m</text:p>
          </table:table-cell>
          <table:table-cell table:style-name="ce47"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8" office:value-type="string">
            <text:p>Ol Doinyo Lengai (Mountain of God)</text:p>
          </table:table-cell>
          <table:table-cell table:style-name="ce48" office:value-type="string">
            <text:p>Property</text:p>
          </table:table-cell>
          <table:table-cell table:style-name="ce4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3" office:value-type="string">
            <text:p>Olduvai Gorge (Cradle of Mankind)</text:p>
          </table:table-cell>
          <table:table-cell table:style-name="ce48" office:value-type="string">
            <text:p>Property</text:p>
          </table:table-cell>
          <table:table-cell table:style-name="ce4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5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45"/>
          <table:table-cell table:style-name="ce5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45"/>
          <table:table-cell table:style-name="ce5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53" office:value-type="string">
            <text:p>Bidco Oil &amp; Soap Co.</text:p>
          </table:table-cell>
          <table:table-cell table:style-name="ce48" office:value-type="string">
            <text:p>Property</text:p>
          </table:table-cell>
          <table:table-cell table:style-name="ce48"/>
          <table:table-cell office:value-type="string">
            <text:p>Bidco is the largest East African marketer in edible oils, margarine, baking powder, soaps and detergents.</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5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53" office:value-type="string">
            <text:p>Kilimanjaro Plantation - coffee</text:p>
          </table:table-cell>
          <table:table-cell table:style-name="ce48" office:value-type="string">
            <text:p>Property</text:p>
          </table:table-cell>
          <table:table-cell table:style-name="ce4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45" office:value-type="string">
            <text:p>Kilimanjaro</text:p>
          </table:table-cell>
          <table:table-cell office:value-type="string">
            <text:p>Rombo</text:p>
          </table:table-cell>
          <table:table-cell/>
          <table:table-cell office:value-type="string">
            <text:p>Geologic Feature</text:p>
          </table:table-cell>
          <table:table-cell table:style-name="ce6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4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57" office:value-type="string">
            <text:p>Serengeti Natural Park</text:p>
          </table:table-cell>
          <table:table-cell office:value-type="string">
            <text:p>Property</text:p>
          </table:table-cell>
          <table:table-cell office:value-type="float" office:value="15">
            <text:p>15</text:p>
          </table:table-cell>
          <table:table-cell/>
          <table:table-cell table:style-name="ce4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46" table:number-columns-repeated="4"/>
          <table:table-cell office:value-type="string">
            <text:p>Tanzania</text:p>
          </table:table-cell>
          <table:table-cell office:value-type="string">
            <text:p>Mara</text:p>
          </table:table-cell>
          <table:table-cell office:value-type="string">
            <text:p>Serengeti</text:p>
          </table:table-cell>
          <table:table-cell table:style-name="ce46"/>
          <table:table-cell table:style-name="ce4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52" office:value-type="string">
            <text:p>Shinyanga</text:p>
          </table:table-cell>
          <table:table-cell table:number-columns-repeated="2"/>
          <table:table-cell office:value-type="string">
            <text:p>Business</text:p>
          </table:table-cell>
          <table:table-cell table:style-name="ce53" office:value-type="string">
            <text:p>Williamson Diamond Mine</text:p>
          </table:table-cell>
          <table:table-cell table:style-name="ce48" office:value-type="string">
            <text:p>Property</text:p>
          </table:table-cell>
          <table:table-cell table:style-name="ce4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style-name="ce46" office:value-type="float" office:value="-5.0888751">
            <text:p>-5.0888751</text:p>
          </table:table-cell>
          <table:table-cell table:style-name="ce46" office:value-type="float" office:value="39.1023228">
            <text:p>39.1023228</text:p>
          </table:table-cell>
          <table:table-cell table:style-name="ce46" office:value-type="string">
            <text:p>35 m</text:p>
          </table:table-cell>
          <table:table-cell table:style-name="ce46"/>
          <table:table-cell office:value-type="string">
            <text:p>Tanzania</text:p>
          </table:table-cell>
          <table:table-cell table:style-name="ce50" office:value-type="string">
            <text:p>Tanga</text:p>
          </table:table-cell>
          <table:table-cell table:style-name="ce46" table:number-columns-repeated="2"/>
          <table:table-cell table:style-name="ce4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Jubilee Reef Lithium Project</text:p>
          </table:table-cell>
          <table:table-cell table:style-name="ce48" office:value-type="string">
            <text:p>Property</text:p>
          </table:table-cell>
          <table:table-cell table:style-name="ce4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atani Ltd - sisal</text:p>
          </table:table-cell>
          <table:table-cell table:style-name="ce48" office:value-type="string">
            <text:p>Property</text:p>
          </table:table-cell>
          <table:table-cell table:style-name="ce4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idichi Spice Farm</text:p>
          </table:table-cell>
          <table:table-cell table:style-name="ce48" office:value-type="string">
            <text:p>Property</text:p>
          </table:table-cell>
          <table:table-cell table:style-name="ce4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5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Natron Soda Ash Project</text:p>
          </table:table-cell>
          <table:table-cell table:style-name="ce48" office:value-type="string">
            <text:p>Property</text:p>
          </table:table-cell>
          <table:table-cell table:style-name="ce4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Victoria Mining Company</text:p>
          </table:table-cell>
          <table:table-cell table:style-name="ce48" office:value-type="string">
            <text:p>Property</text:p>
          </table:table-cell>
          <table:table-cell table:style-name="ce4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48" office:value-type="string">
            <text:p>Property</text:p>
          </table:table-cell>
          <table:table-cell table:style-name="ce48"/>
          <table:table-cell table:style-name="ce6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SFI Tanzania - sisal</text:p>
          </table:table-cell>
          <table:table-cell table:style-name="ce48" office:value-type="string">
            <text:p>Property</text:p>
          </table:table-cell>
          <table:table-cell table:style-name="ce48"/>
          <table:table-cell table:style-name="ce6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Tanzania Electric Supply Company</text:p>
          </table:table-cell>
          <table:table-cell table:style-name="ce48" office:value-type="string">
            <text:p>Property</text:p>
          </table:table-cell>
          <table:table-cell table:style-name="ce4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9">
          <table:table-cell table:number-columns-repeated="9"/>
          <table:table-cell table:style-name="ce6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5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6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58" office:value-type="string">
            <text:p>conservation area</text:p>
          </table:table-cell>
          <table:table-cell office:value-type="string">
            <text:p>administrator</text:p>
          </table:table-cell>
          <table:table-cell table:style-name="ce58" office:value-type="string">
            <text:p>conservation area</text:p>
          </table:table-cell>
          <table:table-cell office:value-type="string">
            <text:p>administrator</text:p>
          </table:table-cell>
          <table:table-cell/>
          <table:table-cell table:style-name="ce59" office:value-type="string">
            <text:p>plantation (big ag)</text:p>
          </table:table-cell>
          <table:table-cell office:value-type="string">
            <text:p>administrator</text:p>
          </table:table-cell>
          <table:table-cell table:style-name="ce5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60" office:value-type="string">
            <text:p>Airport</text:p>
          </table:table-cell>
          <table:table-cell/>
          <table:table-cell table:style-name="ce60" office:value-type="string">
            <text:p>Airport</text:p>
          </table:table-cell>
          <table:table-cell table:style-name="ce60"/>
          <table:table-cell/>
          <table:table-cell table:style-name="ce6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4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45" office:value-type="float" office:value="5">
            <text:p>5</text:p>
          </table:table-cell>
          <table:table-cell table:style-name="ce6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59" office:value-type="string">
            <text:p>Black Rhinoceros</text:p>
          </table:table-cell>
          <table:table-cell table:style-name="ce59" office:value-type="float" office:value="1">
            <text:p>1</text:p>
          </table:table-cell>
          <table:table-cell table:style-name="ce69" office:value-type="float" office:value="15">
            <text:p>15</text:p>
          </table:table-cell>
          <table:table-cell table:style-name="ce6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60" office:value-type="string">
            <text:p>Camp Site</text:p>
          </table:table-cell>
          <table:table-cell/>
          <table:table-cell table:style-name="ce60" office:value-type="string">
            <text:p>Camp Site</text:p>
          </table:table-cell>
          <table:table-cell table:style-name="ce60"/>
          <table:table-cell/>
          <table:table-cell table:style-name="ce6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45" office:value-type="float" office:value="5">
            <text:p>5</text:p>
          </table:table-cell>
          <table:table-cell table:style-name="ce6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60" office:value-type="string">
            <text:p>churches</text:p>
          </table:table-cell>
          <table:table-cell/>
          <table:table-cell table:style-name="ce60" office:value-type="string">
            <text:p>churches</text:p>
          </table:table-cell>
          <table:table-cell table:style-name="ce60"/>
          <table:table-cell table:number-columns-repeated="4"/>
          <table:table-cell table:style-name="ce59" office:value-type="string">
            <text:p>Cheetah</text:p>
          </table:table-cell>
          <table:table-cell table:style-name="ce59" office:value-type="float" office:value="1">
            <text:p>1</text:p>
          </table:table-cell>
          <table:table-cell table:style-name="ce45" office:value-type="float" office:value="10">
            <text:p>10</text:p>
          </table:table-cell>
          <table:table-cell table:style-name="ce6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67" office:value-type="string">
            <text:p>doctor</text:p>
          </table:table-cell>
          <table:table-cell office:value-type="float" office:value="1">
            <text:p>1</text:p>
          </table:table-cell>
          <table:table-cell table:style-name="ce45" office:value-type="float" office:value="5">
            <text:p>5</text:p>
          </table:table-cell>
          <table:table-cell table:style-name="ce6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60" office:value-type="string">
            <text:p>court house</text:p>
          </table:table-cell>
          <table:table-cell/>
          <table:table-cell table:style-name="ce60" office:value-type="string">
            <text:p>court house</text:p>
          </table:table-cell>
          <table:table-cell table:style-name="ce60"/>
          <table:table-cell table:number-columns-repeated="4"/>
          <table:table-cell table:style-name="ce2" office:value-type="string">
            <text:p>field worker</text:p>
          </table:table-cell>
          <table:table-cell office:value-type="float" office:value="1">
            <text:p>1</text:p>
          </table:table-cell>
          <table:table-cell table:style-name="ce4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66" office:value-type="string">
            <text:p>Meserani Snake Park</text:p>
          </table:table-cell>
          <table:table-cell table:style-name="ce60" office:value-type="string">
            <text:p>dams</text:p>
          </table:table-cell>
          <table:table-cell/>
          <table:table-cell table:style-name="ce60" office:value-type="string">
            <text:p>dams</text:p>
          </table:table-cell>
          <table:table-cell table:style-name="ce60"/>
          <table:table-cell table:number-columns-repeated="4"/>
          <table:table-cell office:value-type="string">
            <text:p>ge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59" office:value-type="string">
            <text:p>Great Migration</text:p>
          </table:table-cell>
          <table:table-cell table:style-name="ce59" office:value-type="float" office:value="1">
            <text:p>1</text:p>
          </table:table-cell>
          <table:table-cell table:style-name="ce6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4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4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60" office:value-type="string">
            <text:p>firehouses</text:p>
          </table:table-cell>
          <table:table-cell/>
          <table:table-cell table:style-name="ce60" office:value-type="string">
            <text:p>firehouses</text:p>
          </table:table-cell>
          <table:table-cell table:style-name="ce60"/>
          <table:table-cell table:number-columns-repeated="4"/>
          <table:table-cell office:value-type="string">
            <text:p>Lion</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60" office:value-type="string">
            <text:p>government building</text:p>
          </table:table-cell>
          <table:table-cell/>
          <table:table-cell table:style-name="ce60" office:value-type="string">
            <text:p>government building</text:p>
          </table:table-cell>
          <table:table-cell table:style-name="ce60"/>
          <table:table-cell table:number-columns-repeated="4"/>
          <table:table-cell office:value-type="string">
            <text:p>photographer</text:p>
          </table:table-cell>
          <table:table-cell table:style-name="ce2" office:value-type="float" office:value="1">
            <text:p>1</text:p>
          </table:table-cell>
          <table:table-cell table:style-name="ce4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60" office:value-type="string">
            <text:p>hotel</text:p>
          </table:table-cell>
          <table:table-cell/>
          <table:table-cell table:style-name="ce60" office:value-type="string">
            <text:p>hotel</text:p>
          </table:table-cell>
          <table:table-cell table:style-name="ce60"/>
          <table:table-cell table:number-columns-repeated="4"/>
          <table:table-cell table:style-name="ce4" office:value-type="string">
            <text:p>poacher</text:p>
          </table:table-cell>
          <table:table-cell table:style-name="ce2" office:value-type="float" office:value="3">
            <text:p>3</text:p>
          </table:table-cell>
          <table:table-cell table:style-name="ce4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4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45" office:value-type="float" office:value="10">
            <text:p>10</text:p>
          </table:table-cell>
          <table:table-cell table:number-columns-repeated="1012"/>
        </table:table-row>
        <table:table-row table:style-name="ro2">
          <table:table-cell/>
          <table:table-cell table:style-name="ce60" office:value-type="string">
            <text:p>libraries</text:p>
          </table:table-cell>
          <table:table-cell/>
          <table:table-cell table:style-name="ce60" office:value-type="string">
            <text:p>libraries</text:p>
          </table:table-cell>
          <table:table-cell table:style-name="ce6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60" office:value-type="string">
            <text:p>lodge</text:p>
          </table:table-cell>
          <table:table-cell/>
          <table:table-cell table:style-name="ce60" office:value-type="string">
            <text:p>lodge</text:p>
          </table:table-cell>
          <table:table-cell table:style-name="ce60"/>
          <table:table-cell table:number-columns-repeated="4"/>
          <table:table-cell office:value-type="string">
            <text:p>terrorist</text:p>
          </table:table-cell>
          <table:table-cell table:style-name="ce2" office:value-type="float" office:value="1">
            <text:p>1</text:p>
          </table:table-cell>
          <table:table-cell table:style-name="ce4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4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60"/>
          <table:table-cell table:style-name="ce60" table:formula="of:=SUM([.K1:.K33])" office:value-type="float" office:value="42">
            <text:p>42</text:p>
          </table:table-cell>
          <table:table-cell table:style-name="ce69"/>
          <table:table-cell table:number-columns-repeated="1012"/>
        </table:table-row>
        <table:table-row table:style-name="ro2">
          <table:table-cell/>
          <table:table-cell table:style-name="ce60" office:value-type="string">
            <text:p>newspapers </text:p>
          </table:table-cell>
          <table:table-cell/>
          <table:table-cell table:style-name="ce60" office:value-type="string">
            <text:p>newspapers </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police station</text:p>
          </table:table-cell>
          <table:table-cell/>
          <table:table-cell table:style-name="ce60" office:value-type="string">
            <text:p>police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60" office:value-type="string">
            <text:p>Processing Facility</text:p>
          </table:table-cell>
          <table:table-cell/>
          <table:table-cell table:style-name="ce60" office:value-type="string">
            <text:p>Processing Facility</text:p>
          </table:table-cell>
          <table:table-cell table:style-name="ce60"/>
          <table:table-cell/>
          <table:table-cell table:style-name="ce60" office:value-type="string">
            <text:p>Processing Facility</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60" office:value-type="string">
            <text:p>radio station</text:p>
          </table:table-cell>
          <table:table-cell/>
          <table:table-cell table:style-name="ce60" office:value-type="string">
            <text:p>radio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ancher Station</text:p>
          </table:table-cell>
          <table:table-cell/>
          <table:table-cell table:style-name="ce60" office:value-type="string">
            <text:p>Rancher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Research Institute</text:p>
          </table:table-cell>
          <table:table-cell/>
          <table:table-cell table:style-name="ce60" office:value-type="string">
            <text:p>Research Institute</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estaurants</text:p>
          </table:table-cell>
          <table:table-cell table:style-name="ce2"/>
          <table:table-cell table:style-name="ce60" office:value-type="string">
            <text:p>restaurants</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schools</text:p>
          </table:table-cell>
          <table:table-cell/>
          <table:table-cell table:style-name="ce60" office:value-type="string">
            <text:p>schools</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60" office:value-type="string">
            <text:p>Sea Port</text:p>
          </table:table-cell>
          <table:table-cell/>
          <table:table-cell table:style-name="ce60" office:value-type="string">
            <text:p>Sea Port</text:p>
          </table:table-cell>
          <table:table-cell table:style-name="ce6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60" office:value-type="string">
            <text:p>store</text:p>
          </table:table-cell>
          <table:table-cell/>
          <table:table-cell table:style-name="ce60" office:value-type="string">
            <text:p>store</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60" office:value-type="string">
            <text:p>truck depot</text:p>
          </table:table-cell>
          <table:table-cell/>
          <table:table-cell table:style-name="ce60" office:value-type="string">
            <text:p>truck depot</text:p>
          </table:table-cell>
          <table:table-cell table:style-name="ce60"/>
          <table:table-cell/>
          <table:table-cell table:style-name="ce60" office:value-type="string">
            <text:p>truck depo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tv station</text:p>
          </table:table-cell>
          <table:table-cell/>
          <table:table-cell table:style-name="ce60" office:value-type="string">
            <text:p>tv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warehouse</text:p>
          </table:table-cell>
          <table:table-cell/>
          <table:table-cell table:style-name="ce60" office:value-type="string">
            <text:p>warehouse</text:p>
          </table:table-cell>
          <table:table-cell table:style-name="ce60"/>
          <table:table-cell/>
          <table:table-cell table:style-name="ce60" office:value-type="string">
            <text:p>warehous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6">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71"/>
        <table:table-column table:style-name="co47" table:default-cell-style-name="ce71"/>
        <table:table-column table:style-name="co23" table:default-cell-style-name="ce72"/>
        <table:table-column table:style-name="co48" table:default-cell-style-name="ce73"/>
        <table:table-column table:style-name="co49" table:number-columns-repeated="1020" table:default-cell-style-name="ce71"/>
        <table:table-row table:style-name="ro1">
          <table:table-cell table:style-name="ce7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70" office:value-type="string">
            <text:p>Sniper Attack</text:p>
          </table:table-cell>
          <table:table-cell office:value-type="string">
            <text:p>Event</text:p>
          </table:table-cell>
          <table:table-cell office:value-type="float" office:value="10">
            <text:p>10</text:p>
          </table:table-cell>
          <table:table-cell table:style-name="ce43" office:value-type="string">
            <text:p>A wave of motorcycle riding snipers going round the town shooting motorists.</text:p>
          </table:table-cell>
          <table:table-cell table:number-columns-repeated="1020"/>
        </table:table-row>
        <table:table-row table:style-name="ro10">
          <table:table-cell table:style-name="ce7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73"/>
          <table:table-cell table:number-columns-repeated="1019"/>
        </table:table-row>
        <table:table-row table:style-name="ro10">
          <table:table-cell table:style-name="ce7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73"/>
          <table:table-cell table:number-columns-repeated="1019"/>
        </table:table-row>
        <table:table-row table:style-name="ro11">
          <table:table-cell table:style-name="ce7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73"/>
          <table:table-cell table:number-columns-repeated="1019"/>
        </table:table-row>
        <table:table-row table:style-name="ro10">
          <table:table-cell table:style-name="ce7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7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0">
          <table:table-cell table:style-name="ce7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74" office:value-type="string">
            <text:p>An economic system or way of life based on the raising and herding of livestock.</text:p>
          </table:table-cell>
          <table:table-cell table:number-columns-repeated="1023"/>
        </table:table-row>
        <table:table-row table:style-name="ro1">
          <table:table-cell table:style-name="ce74" office:value-type="string">
            <text:p>The <text:span text:style-name="T6">definition</text:span><text:span text:style-name="T7"> of a </text:span><text:span text:style-name="T6">pastoralist</text:span><text:span text:style-name="T7"> is a </text:span><text:span text:style-name="T7">person who herds livestock, often </text:span><text:span text:style-name="T7">as a nomadic wanderer without a </text:span><text:span text:style-name="T7">set farm area. An example of </text:span><text:span text:style-name="T7">a </text:span><text:span text:style-name="T6">pastoralist</text:span><text:span text:style-name="T7"> is someone who </text:span><text:span text:style-name="T7">herds sheep.</text:span></text:p>
          </table:table-cell>
          <table:table-cell table:number-columns-repeated="1023"/>
        </table:table-row>
        <table:table-row table:style-name="ro1">
          <table:table-cell table:style-name="ce75" office:value-type="string">
            <text:p><text:a xlink:href="http://firstpeoples.org/wp/tag/loliondo-division/">http://firstpeoples.org/wp/tag/loliondo-division/</text:a></text:p>
          </table:table-cell>
          <table:table-cell/>
          <table:table-cell table:style-name="ce7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2">
          <table:table-cell table:style-name="ce7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3">
          <table:table-cell table:style-name="ce77" office:value-type="string">
            <text:p>Rising Tensions</text:p>
          </table:table-cell>
          <table:table-cell/>
          <table:table-cell table:style-name="ce79" office:value-type="string">
            <text:p>Executive Summary:</text:p>
          </table:table-cell>
          <table:table-cell table:number-columns-repeated="1021"/>
        </table:table-row>
        <table:table-row table:style-name="ro12">
          <table:table-cell table:style-name="ce7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8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4">
          <table:table-cell table:style-name="ce7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2">
          <table:table-cell table:style-name="ce7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3">
          <table:table-cell table:style-name="ce77" office:value-type="string">
            <text:p>An Uneasy Truce</text:p>
          </table:table-cell>
          <table:table-cell table:number-columns-repeated="1023"/>
        </table:table-row>
        <table:table-row table:style-name="ro15">
          <table:table-cell table:style-name="ce7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6">
          <table:table-cell table:style-name="ce7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7">
          <table:table-cell table:style-name="ce7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87"/>
        <table:table-column table:style-name="co53" table:default-cell-style-name="ce87"/>
        <table:table-column table:style-name="co54" table:default-cell-style-name="ce87"/>
        <table:table-column table:style-name="co55" table:default-cell-style-name="ce87"/>
        <table:table-column table:style-name="co56" table:default-cell-style-name="ce87"/>
        <table:table-column table:style-name="co57" table:default-cell-style-name="ce87"/>
        <table:table-column table:style-name="co58" table:default-cell-style-name="ce87"/>
        <table:table-column table:style-name="co59" table:default-cell-style-name="ce87"/>
        <table:table-column table:style-name="co24" table:number-columns-repeated="1016" table:default-cell-style-name="ce87"/>
        <table:table-row table:style-name="ro1">
          <table:table-cell table:style-name="ce81" office:value-type="string">
            <text:p>Region</text:p>
          </table:table-cell>
          <table:table-cell table:style-name="ce81" office:value-type="string">
            <text:p>Facts</text:p>
          </table:table-cell>
          <table:table-cell table:style-name="ce81" office:value-type="string">
            <text:p>Districts</text:p>
          </table:table-cell>
          <table:table-cell table:style-name="ce81" office:value-type="string">
            <text:p>Facts</text:p>
          </table:table-cell>
          <table:table-cell table:style-name="ce81" office:value-type="string">
            <text:p>Cities</text:p>
          </table:table-cell>
          <table:table-cell table:style-name="ce81" office:value-type="string">
            <text:p>Facts</text:p>
          </table:table-cell>
          <table:table-cell table:style-name="ce81" office:value-type="string">
            <text:p>Game Reserves</text:p>
          </table:table-cell>
          <table:table-cell table:style-name="ce81" office:value-type="string">
            <text:p>Facts</text:p>
          </table:table-cell>
          <table:table-cell table:number-columns-repeated="1016"/>
        </table:table-row>
        <table:table-row table:style-name="ro10">
          <table:table-cell table:style-name="ce82" office:value-type="string">
            <text:p>Kagera</text:p>
          </table:table-cell>
          <table:table-cell table:style-name="ce82" office:value-type="string">
            <text:p>Main Industrial activity - Agriculture. Commerial crop - coffee. Main food crop matoke (large green bananas), maize and beans.</text:p>
          </table:table-cell>
          <table:table-cell table:style-name="ce82" office:value-type="string">
            <text:p>Biharamulo</text:p>
          </table:table-cell>
          <table:table-cell table:style-name="ce82" office:value-type="string">
            <text:p>Gold Mining</text:p>
          </table:table-cell>
          <table:table-cell table:style-name="ce82" office:value-type="string">
            <text:p>Biharamulo</text:p>
          </table:table-cell>
          <table:table-cell table:style-name="ce82"/>
          <table:table-cell table:style-name="ce82" office:value-type="string">
            <text:p>Biharamulo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Nyangoma ancient rocks paintings</text:p>
          </table:table-cell>
          <table:table-cell table:style-name="ce82" office:value-type="string">
            <text:p>Bukoba Rural</text:p>
          </table:table-cell>
          <table:table-cell table:style-name="ce82" office:value-type="string">
            <text:p>Nyakijoga, a shrine of Our Lady of Lourdes, is a place of pligrimage on the last Sunday in October. <text:s/>It is recognized as the Lourdes of Africa after the Lourdes of France.</text:p>
          </table:table-cell>
          <table:table-cell table:style-name="ce82" table:number-columns-repeated="2"/>
          <table:table-cell table:style-name="ce82" office:value-type="string">
            <text:p>Burigi Game Reserve</text:p>
          </table:table-cell>
          <table:table-cell table:style-name="ce82" office:value-type="string">
            <text:p>Recovered from influx of refugees in the 1990's</text:p>
          </table:table-cell>
          <table:table-cell table:number-columns-repeated="1016"/>
        </table:table-row>
        <table:table-row table:style-name="ro1">
          <table:table-cell table:style-name="ce82" office:value-type="string">
            <text:p>Kagera</text:p>
          </table:table-cell>
          <table:table-cell table:style-name="ce82" office:value-type="string">
            <text:p>Demise of all kingdom occurred when Tanzania gained independence.</text:p>
          </table:table-cell>
          <table:table-cell table:style-name="ce82" office:value-type="string">
            <text:p>Bukoba Urban</text:p>
          </table:table-cell>
          <table:table-cell table:style-name="ce82"/>
          <table:table-cell table:style-name="ce82" office:value-type="string">
            <text:p>Bukoba</text:p>
          </table:table-cell>
          <table:table-cell table:style-name="ce82" office:value-type="string">
            <text:p>Second largest port on Lake Victoria</text:p>
          </table:table-cell>
          <table:table-cell table:style-name="ce82" office:value-type="string">
            <text:p>Ibanda Game Reserve</text:p>
          </table:table-cell>
          <table:table-cell table:style-name="ce82"/>
          <table:table-cell table:number-columns-repeated="1016"/>
        </table:table-row>
        <table:table-row table:style-name="ro11">
          <table:table-cell table:style-name="ce82" office:value-type="string">
            <text:p>Kagera</text:p>
          </table:table-cell>
          <table:table-cell table:style-name="ce82" office:value-type="string">
            <text:p>Formerly known as West Lake region</text:p>
          </table:table-cell>
          <table:table-cell table:style-name="ce82" office:value-type="string">
            <text:p>Karagwe</text:p>
          </table:table-cell>
          <table:table-cell table:style-name="ce8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82" table:number-columns-repeated="2"/>
          <table:table-cell table:style-name="ce82" office:value-type="string">
            <text:p>Rumanyika Orugundu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Renamed after Uganda-Tanzania War when Idi Amin attempted to annex the region in 1978</text:p>
          </table:table-cell>
          <table:table-cell table:style-name="ce82" office:value-type="string">
            <text:p>Kyerwa</text:p>
          </table:table-cell>
          <table:table-cell table:style-name="ce82" office:value-type="string">
            <text:p>New district formed in 2010. <text:s/>Split from Karagwe.</text:p>
          </table:table-cell>
          <table:table-cell table:style-name="ce82" table:number-columns-repeated="2"/>
          <table:table-cell table:style-name="ce82" office:value-type="string">
            <text:p>Rubondo Island National Park</text:p>
          </table:table-cell>
          <table:table-cell table:style-name="ce82" office:value-type="string">
            <text:p>Created Rubondo Island National Park in the 1960, soon became home of for 17 circle and zoo chimpanzees</text:p>
          </table:table-cell>
          <table:table-cell table:number-columns-repeated="1016"/>
        </table:table-row>
        <table:table-row table:style-name="ro1">
          <table:table-cell table:style-name="ce82" office:value-type="string">
            <text:p>Kagera</text:p>
          </table:table-cell>
          <table:table-cell table:style-name="ce82" office:value-type="string">
            <text:p>Soil exhaustion has led to the use of fertizers in some areas.</text:p>
          </table:table-cell>
          <table:table-cell table:style-name="ce82" office:value-type="string">
            <text:p>Missenyi</text:p>
          </table:table-cell>
          <table:table-cell table:style-name="ce82" office:value-type="string">
            <text:p>Water contamination issues.</text:p>
          </table:table-cell>
          <table:table-cell table:style-name="ce82" table:number-columns-repeated="2"/>
          <table:table-cell table:style-name="ce51"/>
          <table:table-cell table:style-name="ce82"/>
          <table:table-cell table:number-columns-repeated="1016"/>
        </table:table-row>
        <table:table-row table:style-name="ro1">
          <table:table-cell table:style-name="ce82" office:value-type="string">
            <text:p>Kagera</text:p>
          </table:table-cell>
          <table:table-cell table:style-name="ce82" office:value-type="string">
            <text:p>Once comprised of 9 kingdoms</text:p>
          </table:table-cell>
          <table:table-cell table:style-name="ce82" office:value-type="string">
            <text:p>Muleba</text:p>
          </table:table-cell>
          <table:table-cell table:style-name="ce82" table:number-columns-repeated="5"/>
          <table:table-cell table:number-columns-repeated="1016"/>
        </table:table-row>
        <table:table-row table:style-name="ro1">
          <table:table-cell table:style-name="ce82" office:value-type="string">
            <text:p>Kagera</text:p>
          </table:table-cell>
          <table:table-cell table:style-name="ce82" office:value-type="string">
            <text:p>Germans colonized Tanganyika in 1885</text:p>
          </table:table-cell>
          <table:table-cell table:style-name="ce82" office:value-type="string">
            <text:p>Nagara</text:p>
          </table:table-cell>
          <table:table-cell table:style-name="ce82" office:value-type="string">
            <text:p>Nickle Mining</text:p>
          </table:table-cell>
          <table:table-cell table:style-name="ce82" table:number-columns-repeated="4"/>
          <table:table-cell table:number-columns-repeated="1016"/>
        </table:table-row>
        <table:table-row table:style-name="ro1">
          <table:table-cell table:style-name="ce82"/>
          <table:table-cell table:style-name="ce82" office:value-type="string">
            <text:p>Kagera region is considered to be the first area where Lutheran missionaries settled. </text:p>
          </table:table-cell>
          <table:table-cell table:style-name="ce82" table:number-columns-repeated="6"/>
          <table:table-cell table:number-columns-repeated="1016"/>
        </table:table-row>
        <table:table-row table:style-name="ro2">
          <table:table-cell table:style-name="ce83" table:number-columns-repeated="8"/>
          <table:table-cell table:style-name="ce93" table:number-columns-repeated="1016"/>
        </table:table-row>
        <table:table-row table:style-name="ro18">
          <table:table-cell table:style-name="ce84" office:value-type="string">
            <text:p>Mara</text:p>
          </table:table-cell>
          <table:table-cell table:style-name="ce8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84" office:value-type="string">
            <text:p>Bunda</text:p>
          </table:table-cell>
          <table:table-cell table:style-name="ce8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84" office:value-type="string">
            <text:p>Mugeta, Karukeke, and Kibara are three villages with private fishing farms.</text:p>
          </table:table-cell>
          <table:table-cell table:style-name="ce84" table:number-columns-repeated="3"/>
          <table:table-cell table:style-name="ce94" table:number-columns-repeated="1016"/>
        </table:table-row>
        <table:table-row table:style-name="ro19">
          <table:table-cell table:style-name="ce84" office:value-type="string">
            <text:p>Mara</text:p>
          </table:table-cell>
          <table:table-cell table:style-name="ce8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84" office:value-type="string">
            <text:p>Butiama</text:p>
          </table:table-cell>
          <table:table-cell table:style-name="ce84" office:value-type="string">
            <text:p>Their vision is to move Africa towards modern rural life through quality education and vocational training.</text:p>
          </table:table-cell>
          <table:table-cell table:style-name="ce84" office:value-type="string">
            <text:p>Butiama</text:p>
          </table:table-cell>
          <table:table-cell table:style-name="ce84" office:value-type="string">
            <text:p>Hometown of the first president of Tanzania, Julius Nyerere</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Daniel Owino Misiani - Tanzania musician and the grandfather of Benga music.</text:p>
          </table:table-cell>
          <table:table-cell table:style-name="ce84" office:value-type="string">
            <text:p>Musoma Rural</text:p>
          </table:table-cell>
          <table:table-cell table:style-name="ce84" office:value-type="string">
            <text:p>Musoma Rural district has the largest number of goats in the region, with goats being the second most important livestock.</text:p>
          </table:table-cell>
          <table:table-cell table:style-name="ce84" office:value-type="string">
            <text:p>Bukima</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One of many ancestral tribes, the Luo are traditional fishermen. <text:s/>Wrestling is a common activity for teenagers. Battles with other tribes were over livestock stealing.</text:p>
          </table:table-cell>
          <table:table-cell table:style-name="ce84" office:value-type="string">
            <text:p>Musoma Municipal</text:p>
          </table:table-cell>
          <table:table-cell table:style-name="ce84"/>
          <table:table-cell table:style-name="ce84" office:value-type="string">
            <text:p>Musoma</text:p>
          </table:table-cell>
          <table:table-cell table:style-name="ce84" office:value-type="string">
            <text:p>Sits on the edge of Lake Victoria</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Kuria Cattle Raiders</text:p>
          </table:table-cell>
          <table:table-cell table:style-name="ce84" office:value-type="string">
            <text:p>Rorya</text:p>
          </table:table-cell>
          <table:table-cell table:style-name="ce84" office:value-type="string">
            <text:p>The two biggest problems in Rorya District are hunger and AIDS. Majority of people are from the Luo tribe. District created in 2007 from part of the Tarime District.</text:p>
          </table:table-cell>
          <table:table-cell table:style-name="ce84" office:value-type="string">
            <text:p>Skihati</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Smallness of its land area has meant that Mara has one of the densest concentration of cattle and roads.</text:p>
          </table:table-cell>
          <table:table-cell table:style-name="ce84" office:value-type="string">
            <text:p>Serengeti</text:p>
          </table:table-cell>
          <table:table-cell table:style-name="ce84" office:value-type="string">
            <text:p>Home to the Serengeti National Park. No paved roads connecting the district with the rest of the country.</text:p>
          </table:table-cell>
          <table:table-cell table:style-name="ce84" office:value-type="string">
            <text:p>Seronera</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Serengeti</text:p>
          </table:table-cell>
          <table:table-cell table:style-name="ce84"/>
          <table:table-cell table:style-name="ce84" office:value-type="string">
            <text:p>Mugumu</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Tarime</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Kitandu</text:p>
          </table:table-cell>
          <table:table-cell table:style-name="ce84" table:number-columns-repeated="3"/>
          <table:table-cell table:style-name="ce94"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5" office:value-type="string">
            <text:p>Shinyanga</text:p>
          </table:table-cell>
          <table:table-cell table:style-name="ce89" office:value-type="string">
            <text:p>Traditional agriculture in the area varies, but it is often maize, cotton, and rice production</text:p>
          </table:table-cell>
          <table:table-cell table:style-name="ce90" office:value-type="string">
            <text:p>Kahama Rural</text:p>
          </table:table-cell>
          <table:table-cell table:style-name="ce90"/>
          <table:table-cell table:style-name="ce90" office:value-type="string">
            <text:p>Shinyang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Home of the Williamson Diamond mine.</text:p>
          </table:table-cell>
          <table:table-cell table:style-name="ce90" office:value-type="string">
            <text:p>Kahama Urban</text:p>
          </table:table-cell>
          <table:table-cell table:style-name="ce90"/>
          <table:table-cell table:style-name="ce90" office:value-type="string">
            <text:p>Lalago</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Divided into 8 Districts.</text:p>
          </table:table-cell>
          <table:table-cell table:style-name="ce90" office:value-type="string">
            <text:p>Kishapu</text:p>
          </table:table-cell>
          <table:table-cell table:style-name="ce90"/>
          <table:table-cell table:style-name="ce90" office:value-type="string">
            <text:p>Malanpak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Rural</text:p>
          </table:table-cell>
          <table:table-cell table:style-name="ce90"/>
          <table:table-cell table:style-name="ce90" office:value-type="string">
            <text:p>Bariadi</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Urban</text:p>
          </table:table-cell>
          <table:table-cell table:style-name="ce90"/>
          <table:table-cell table:style-name="ce90" office:value-type="string">
            <text:p>Bukombe</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Kaham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Lake Eyasi</text:p>
          </table:table-cell>
          <table:table-cell table:style-name="ce90" table:number-columns-repeated="3"/>
          <table:table-cell table:style-name="ce95"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Arusha</text:p>
          </table:table-cell>
          <table:table-cell table:style-name="ce86" office:value-type="string">
            <text:p>home to the Kilimanjaro Airport</text:p>
          </table:table-cell>
          <table:table-cell table:style-name="ce51" office:value-type="string">
            <text:p>Arusha</text:p>
          </table:table-cell>
          <table:table-cell table:style-name="ce51" office:value-type="string">
            <text:p>Investment Opportunties - Recommended Crops: Flowers, coffee and vegetables</text:p>
          </table:table-cell>
          <table:table-cell table:style-name="ce91" office:value-type="string">
            <text:p>Lolion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Agriculture is the main economic activity of the Arusha region.</text:p>
          </table:table-cell>
          <table:table-cell table:style-name="ce51" office:value-type="string">
            <text:p>Arumeru</text:p>
          </table:table-cell>
          <table:table-cell table:style-name="ce51" office:value-type="string">
            <text:p>Investment Opportunties - Recommended Crops: Maize, beans, coffee, flowers and barley</text:p>
          </table:table-cell>
          <table:table-cell table:style-name="ce91" office:value-type="string">
            <text:p>Lake Natron</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Cash crops include coffee, wheat and barley. <text:s/>More recently, flowers, vegetables and vinegar.</text:p>
          </table:table-cell>
          <table:table-cell table:style-name="ce51" office:value-type="string">
            <text:p>Monduli</text:p>
          </table:table-cell>
          <table:table-cell table:style-name="ce51" office:value-type="string">
            <text:p>Investment Opportunties - Recommended Crops: Wheat, barley, paddy, sunflower, maize, beans and coffee</text:p>
          </table:table-cell>
          <table:table-cell table:style-name="ce91" office:value-type="string">
            <text:p>Lake Eyasi</text:p>
          </table:table-cell>
          <table:table-cell table:style-name="ce91"/>
          <table:table-cell table:style-name="ce51" table:number-columns-repeated="2"/>
          <table:table-cell table:number-columns-repeated="1016"/>
        </table:table-row>
        <table:table-row table:style-name="ro20">
          <table:table-cell table:style-name="ce86" office:value-type="string">
            <text:p>Arusha</text:p>
          </table:table-cell>
          <table:table-cell table:style-name="ce86" office:value-type="string">
            <text:p>Much of the present area of the Arusha Region used to be Maasai land. <text:s/></text:p>
          </table:table-cell>
          <table:table-cell table:style-name="ce51" office:value-type="string">
            <text:p>Ngorongoro</text:p>
          </table:table-cell>
          <table:table-cell table:style-name="ce51" office:value-type="string">
            <text:p>Investment Opportunties - Recommended Crops: Barley, maize, beans, cassava and millets</text:p>
          </table:table-cell>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The Great Rift Valley runs through the middle of the region north-to-south.</text:p>
          </table:table-cell>
          <table:table-cell table:style-name="ce51" office:value-type="string">
            <text:p>Longido</text:p>
          </table:table-cell>
          <table:table-cell table:style-name="ce51" office:value-type="string">
            <text:p>Investment Opportunties - Recommended Crops: Maize, millet and flowers</text:p>
          </table:table-cell>
          <table:table-cell table:style-name="ce91" office:value-type="string">
            <text:p>Meru (elevation 4565)</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Oldonyo Lengai (Mountain of God) is an active volcano north of the Ngorongoro Conservation Area.</text:p>
          </table:table-cell>
          <table:table-cell table:style-name="ce51" office:value-type="string">
            <text:p>Kataru</text:p>
          </table:table-cell>
          <table:table-cell table:style-name="ce51"/>
          <table:table-cell table:style-name="ce91" office:value-type="string">
            <text:p>Longi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Mount Meru is the second highest mountain in Tanzania</text:p>
          </table:table-cell>
          <table:table-cell table:style-name="ce51" office:value-type="string">
            <text:p>Meru</text:p>
          </table:table-cell>
          <table:table-cell table:style-name="ce51"/>
          <table:table-cell table:style-name="ce91" office:value-type="string">
            <text:p>Mto Wa Mbu</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The highest number of craters and extinct volcanoes in Tanzania. <text:s/>Other geographical features include the Monduli Mountains, Mount Loolmalasin, Mount Longido and the Olduvai Gorge.</text:p>
          </table:table-cell>
          <table:table-cell table:style-name="ce51" table:number-columns-repeated="2"/>
          <table:table-cell table:style-name="ce91" office:value-type="string">
            <text:p>Loolmalassin (elevation 3648)</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0">
          <table:table-cell table:style-name="ce86" office:value-type="string">
            <text:p>Kilimandjaro</text:p>
          </table:table-cell>
          <table:table-cell table:style-name="ce86"/>
          <table:table-cell table:style-name="ce51" table:number-columns-repeated="2"/>
          <table:table-cell table:style-name="ce91" office:value-type="string">
            <text:p>Kilimandjaro (elevation 5895)</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Himo</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Arusha Chi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Lembe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Same (town)</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asaai Steppe</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Babati</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bulu</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atesh</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ibaya</text:p>
          </table:table-cell>
          <table:table-cell table:style-name="ce91"/>
          <table:table-cell table:style-name="ce51" table:number-columns-repeated="2"/>
          <table:table-cell table:number-columns-repeated="1016"/>
        </table:table-row>
        <table:table-row table:style-name="ro10">
          <table:table-cell table:style-name="ce86" office:value-type="string">
            <text:p>Manyara</text:p>
          </table:table-cell>
          <table:table-cell table:style-name="ce86"/>
          <table:table-cell table:style-name="ce51" table:number-columns-repeated="2"/>
          <table:table-cell table:style-name="ce91" office:value-type="string">
            <text:p>Hanang (elevation 34147)</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Lake Kitagir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ekenke</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ingid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ssun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ig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Manyon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umb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Rungw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Samb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do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wa Mtoro</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g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Mpwap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Chipogolo</text:p>
          </table:table-cell>
          <table:table-cell table:style-name="ce91"/>
          <table:table-cell table:style-name="ce51" table:number-columns-repeated="2"/>
          <table:table-cell table:number-columns-repeated="1016"/>
        </table:table-row>
        <table:table-row table:style-name="ro10">
          <table:table-cell table:style-name="ce86" office:value-type="string">
            <text:p>Dodoma</text:p>
          </table:table-cell>
          <table:table-cell table:style-name="ce86"/>
          <table:table-cell table:style-name="ce51" table:number-columns-repeated="2"/>
          <table:table-cell table:style-name="ce91" office:value-type="string">
            <text:p>Lugunga (elevation 2356)</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sak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Buken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ze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gu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dal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iu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Urambo</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Sikong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Mwanise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angali</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tund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konge</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agole</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uome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losa</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orogo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ikumi</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datu</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Babmoy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Chalinz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ah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siju</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it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Utet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Moharo</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lindon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office:value-type="string">
            <text:p>Mafia Island</text:p>
          </table:table-cell>
          <table:table-cell table:style-name="ce51"/>
          <table:table-cell table:style-name="ce51" office:value-type="string">
            <text:p>Bweni</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Dar es Salaam</text:p>
          </table:table-cell>
          <table:table-cell table:style-name="ce51" table:number-columns-repeated="3"/>
          <table:table-cell table:style-name="ce51" office:value-type="string">
            <text:p>Dar es Salaam</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Zanzibar North</text:p>
          </table:table-cell>
          <table:table-cell table:style-name="ce51"/>
          <table:table-cell table:style-name="ce51" office:value-type="string">
            <text:p>Zanzibar Island</text:p>
          </table:table-cell>
          <table:table-cell table:style-name="ce51"/>
          <table:table-cell table:style-name="ce51" office:value-type="string">
            <text:p>Mkokoton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Makunduch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Zanzibar</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Mwanza</text:p>
          </table:table-cell>
          <table:table-cell table:style-name="ce51" table:number-columns-repeated="3"/>
          <table:table-cell table:style-name="ce51" office:value-type="string">
            <text:p>Buchenzi</text:p>
          </table:table-cell>
          <table:table-cell table:style-name="ce51" table:number-columns-repeated="3"/>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wanza</text:p>
          </table:table-cell>
          <table:table-cell table:style-name="ce91"/>
          <table:table-cell table:style-name="ce92" office:value-type="string">
            <text:p>Saanane Island National Park</text:p>
          </table:table-cell>
          <table:table-cell table:style-name="ce51"/>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Sengerem</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gudu</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antare</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yahang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Geit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ansi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bondo</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asulu</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vinz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gom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jiji</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Makari Mounts (2372)</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Lake Tanganyik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Tang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ame (town)</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tandik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o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eger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Panga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Hand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Korogwe</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ambo</text:p>
          </table:table-cell>
          <table:table-cell table:style-name="ce91"/>
          <table:table-cell table:style-name="ce5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96" office:value-type="string">
            <text:p>Safari<text:span text:style-name="T8"> </text:span><text:span text:style-name="T9">is an Arabic word, meaning a </text:span><text:span text:style-name="T9">journey, which was coined when the trading </text:span><text:span text:style-name="T9">caravans of the Sultan of Zanzibar opened </text:span><text:span text:style-name="T9">up the unexplored areas of the mysterious </text:span><text:span text:style-name="T9">African interior in search of gold, ivory and </text:span><text:span text:style-name="T9">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97"/>
        <table:table-column table:style-name="co38" table:default-cell-style-name="ce97"/>
        <table:table-column table:style-name="co62" table:default-cell-style-name="ce97"/>
        <table:table-column table:style-name="co63" table:default-cell-style-name="ce97"/>
        <table:table-column table:style-name="co64" table:default-cell-style-name="ce97"/>
        <table:table-column table:style-name="co65" table:default-cell-style-name="ce97"/>
        <table:table-column table:style-name="co66" table:default-cell-style-name="ce97"/>
        <table:table-column table:style-name="co67" table:default-cell-style-name="ce104"/>
        <table:table-column table:style-name="co24" table:number-columns-repeated="1016" table:default-cell-style-name="ce9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98" table:number-columns-repeated="7"/>
          <table:table-cell table:style-name="ce105"/>
          <table:table-cell table:style-name="ce98" table:number-columns-repeated="1016"/>
        </table:table-row>
        <table:table-row table:style-name="ro2">
          <table:table-cell table:style-name="ce99" office:value-type="string">
            <text:p>Arusha Region</text:p>
          </table:table-cell>
          <table:table-cell table:style-name="ce100" table:number-columns-repeated="6"/>
          <table:table-cell table:style-name="ce106"/>
          <table:table-cell office:value-type="float" office:value="1">
            <text:p>1</text:p>
          </table:table-cell>
          <table:table-cell table:number-columns-repeated="1015"/>
        </table:table-row>
        <table:table-row table:style-name="ro2">
          <table:table-cell table:style-name="ce100"/>
          <table:table-cell table:style-name="ce99" office:value-type="string">
            <text:p>Arumeru District</text:p>
          </table:table-cell>
          <table:table-cell table:style-name="ce100" table:number-columns-repeated="5"/>
          <table:table-cell table:style-name="ce106"/>
          <table:table-cell office:value-type="float" office:value="2">
            <text:p>2</text:p>
          </table:table-cell>
          <table:table-cell table:number-columns-repeated="1015"/>
        </table:table-row>
        <table:table-row table:style-name="ro2">
          <table:table-cell table:style-name="ce100"/>
          <table:table-cell table:style-name="ce102" table:number-columns-repeated="4"/>
          <table:table-cell table:style-name="ce99" office:value-type="string">
            <text:p>A to Z Textile Mills Ltd.</text:p>
          </table:table-cell>
          <table:table-cell table:style-name="ce102"/>
          <table:table-cell table:style-name="ce107"/>
          <table:table-cell office:value-type="float" office:value="3">
            <text:p>3</text:p>
          </table:table-cell>
          <table:table-cell table:number-columns-repeated="1015"/>
        </table:table-row>
        <table:table-row table:style-name="ro2">
          <table:table-cell table:style-name="ce100"/>
          <table:table-cell table:style-name="ce99" office:value-type="string">
            <text:p>Arusha Urban District</text:p>
          </table:table-cell>
          <table:table-cell table:style-name="ce100" table:number-columns-repeated="5"/>
          <table:table-cell table:style-name="ce106"/>
          <table:table-cell office:value-type="float" office:value="4">
            <text:p>4</text:p>
          </table:table-cell>
          <table:table-cell table:number-columns-repeated="1015"/>
        </table:table-row>
        <table:table-row table:style-name="ro2">
          <table:table-cell table:style-name="ce100"/>
          <table:table-cell table:style-name="ce102" table:number-columns-repeated="4"/>
          <table:table-cell table:style-name="ce99" office:value-type="string">
            <text:p>Tanzania Atomic Energy Commission</text:p>
          </table:table-cell>
          <table:table-cell table:style-name="ce102"/>
          <table:table-cell table:style-name="ce107"/>
          <table:table-cell office:value-type="float" office:value="5">
            <text:p>5</text:p>
          </table:table-cell>
          <table:table-cell table:number-columns-repeated="1015"/>
        </table:table-row>
        <table:table-row table:style-name="ro2">
          <table:table-cell table:style-name="ce100"/>
          <table:table-cell table:style-name="ce99" office:value-type="string">
            <text:p>Arusha Rural District</text:p>
          </table:table-cell>
          <table:table-cell table:style-name="ce100" table:number-columns-repeated="5"/>
          <table:table-cell table:style-name="ce106"/>
          <table:table-cell office:value-type="float" office:value="6">
            <text:p>6</text:p>
          </table:table-cell>
          <table:table-cell table:number-columns-repeated="1015"/>
        </table:table-row>
        <table:table-row table:style-name="ro2">
          <table:table-cell table:style-name="ce100"/>
          <table:table-cell table:style-name="ce99" office:value-type="string">
            <text:p>Karatu District</text:p>
          </table:table-cell>
          <table:table-cell table:style-name="ce100" table:number-columns-repeated="5"/>
          <table:table-cell table:style-name="ce106"/>
          <table:table-cell office:value-type="float" office:value="7">
            <text:p>7</text:p>
          </table:table-cell>
          <table:table-cell table:number-columns-repeated="1015"/>
        </table:table-row>
        <table:table-row table:style-name="ro2">
          <table:table-cell table:style-name="ce100"/>
          <table:table-cell table:style-name="ce102" table:number-columns-repeated="3"/>
          <table:table-cell table:style-name="ce99" office:value-type="string">
            <text:p>Karatu Town</text:p>
          </table:table-cell>
          <table:table-cell table:style-name="ce102" table:number-columns-repeated="2"/>
          <table:table-cell table:style-name="ce107"/>
          <table:table-cell office:value-type="float" office:value="8">
            <text:p>8</text:p>
          </table:table-cell>
          <table:table-cell table:number-columns-repeated="1015"/>
        </table:table-row>
        <table:table-row table:style-name="ro2">
          <table:table-cell table:style-name="ce100"/>
          <table:table-cell table:style-name="ce99" office:value-type="string">
            <text:p>Longido District</text:p>
          </table:table-cell>
          <table:table-cell table:style-name="ce100" table:number-columns-repeated="5"/>
          <table:table-cell table:style-name="ce106"/>
          <table:table-cell office:value-type="float" office:value="9">
            <text:p>9</text:p>
          </table:table-cell>
          <table:table-cell table:number-columns-repeated="1015"/>
        </table:table-row>
        <table:table-row table:style-name="ro2">
          <table:table-cell table:style-name="ce100"/>
          <table:table-cell table:style-name="ce99" office:value-type="string">
            <text:p>Monduli District</text:p>
          </table:table-cell>
          <table:table-cell table:style-name="ce100" table:number-columns-repeated="5"/>
          <table:table-cell table:style-name="ce106"/>
          <table:table-cell office:value-type="float" office:value="10">
            <text:p>10</text:p>
          </table:table-cell>
          <table:table-cell table:number-columns-repeated="1015"/>
        </table:table-row>
        <table:table-row table:style-name="ro2">
          <table:table-cell table:style-name="ce100"/>
          <table:table-cell table:style-name="ce102" table:number-columns-repeated="4"/>
          <table:table-cell table:style-name="ce99" office:value-type="string">
            <text:p>Meserani Snake Park</text:p>
          </table:table-cell>
          <table:table-cell table:style-name="ce102"/>
          <table:table-cell table:style-name="ce107"/>
          <table:table-cell office:value-type="float" office:value="11">
            <text:p>11</text:p>
          </table:table-cell>
          <table:table-cell table:number-columns-repeated="1015"/>
        </table:table-row>
        <table:table-row table:style-name="ro2">
          <table:table-cell table:style-name="ce100"/>
          <table:table-cell table:style-name="ce102" table:number-columns-repeated="4"/>
          <table:table-cell table:style-name="ce99" office:value-type="string">
            <text:p>Shanghai Contruction Group</text:p>
          </table:table-cell>
          <table:table-cell table:style-name="ce102"/>
          <table:table-cell table:style-name="ce107"/>
          <table:table-cell office:value-type="float" office:value="12">
            <text:p>12</text:p>
          </table:table-cell>
          <table:table-cell table:number-columns-repeated="1015"/>
        </table:table-row>
        <table:table-row table:style-name="ro2">
          <table:table-cell table:style-name="ce100"/>
          <table:table-cell table:style-name="ce99" office:value-type="string">
            <text:p>Ngorongoro District</text:p>
          </table:table-cell>
          <table:table-cell table:style-name="ce100" table:number-columns-repeated="5"/>
          <table:table-cell table:style-name="ce106"/>
          <table:table-cell office:value-type="float" office:value="13">
            <text:p>13</text:p>
          </table:table-cell>
          <table:table-cell table:number-columns-repeated="1015"/>
        </table:table-row>
        <table:table-row table:style-name="ro2">
          <table:table-cell table:style-name="ce100"/>
          <table:table-cell table:style-name="ce102" table:number-columns-repeated="3"/>
          <table:table-cell table:style-name="ce99" office:value-type="string">
            <text:p>Ngorongoro Conservation Area</text:p>
          </table:table-cell>
          <table:table-cell table:style-name="ce102" table:number-columns-repeated="2"/>
          <table:table-cell table:style-name="ce107"/>
          <table:table-cell office:value-type="float" office:value="14">
            <text:p>14</text:p>
          </table:table-cell>
          <table:table-cell table:number-columns-repeated="1015"/>
        </table:table-row>
        <table:table-row table:style-name="ro2">
          <table:table-cell table:style-name="ce100"/>
          <table:table-cell table:style-name="ce102" table:number-columns-repeated="4"/>
          <table:table-cell table:style-name="ce99" office:value-type="string">
            <text:p>Olduvai Gorge</text:p>
          </table:table-cell>
          <table:table-cell table:style-name="ce102"/>
          <table:table-cell table:style-name="ce107"/>
          <table:table-cell office:value-type="float" office:value="15">
            <text:p>15</text:p>
          </table:table-cell>
          <table:table-cell table:number-columns-repeated="1015"/>
        </table:table-row>
        <table:table-row table:style-name="ro2">
          <table:table-cell table:style-name="ce100"/>
          <table:table-cell table:style-name="ce102" table:number-columns-repeated="4"/>
          <table:table-cell table:style-name="ce99" office:value-type="string">
            <text:p>Ol Doinyo Lengai</text:p>
          </table:table-cell>
          <table:table-cell table:style-name="ce102"/>
          <table:table-cell table:style-name="ce107"/>
          <table:table-cell office:value-type="float" office:value="16">
            <text:p>16</text:p>
          </table:table-cell>
          <table:table-cell table:number-columns-repeated="1015"/>
        </table:table-row>
        <table:table-row table:style-name="ro2">
          <table:table-cell table:style-name="ce100"/>
          <table:table-cell table:style-name="ce102" table:number-columns-repeated="4"/>
          <table:table-cell table:style-name="ce99" office:value-type="string">
            <text:p>Laetoli Footprints</text:p>
          </table:table-cell>
          <table:table-cell table:style-name="ce102"/>
          <table:table-cell table:style-name="ce107"/>
          <table:table-cell office:value-type="float" office:value="17">
            <text:p>17</text:p>
          </table:table-cell>
          <table:table-cell table:number-columns-repeated="1015"/>
        </table:table-row>
        <table:table-row table:style-name="ro2">
          <table:table-cell table:style-name="ce100"/>
          <table:table-cell table:style-name="ce102" table:number-columns-repeated="4"/>
          <table:table-cell table:style-name="ce99" office:value-type="string">
            <text:p>Endulen Village</text:p>
          </table:table-cell>
          <table:table-cell table:style-name="ce102"/>
          <table:table-cell table:style-name="ce107"/>
          <table:table-cell office:value-type="float" office:value="18">
            <text:p>18</text:p>
          </table:table-cell>
          <table:table-cell table:number-columns-repeated="1015"/>
        </table:table-row>
        <table:table-row table:style-name="ro2">
          <table:table-cell table:style-name="ce100"/>
          <table:table-cell table:style-name="ce102" table:number-columns-repeated="4"/>
          <table:table-cell table:style-name="ce99" office:value-type="string">
            <text:p>Lake Magadi</text:p>
          </table:table-cell>
          <table:table-cell table:style-name="ce102"/>
          <table:table-cell table:style-name="ce107"/>
          <table:table-cell office:value-type="float" office:value="19">
            <text:p>19</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general </text:p>
          </table:table-cell>
          <table:table-cell office:value-type="float" office:value="21">
            <text:p>21</text:p>
          </table:table-cell>
          <table:table-cell table:number-columns-repeated="1015"/>
        </table:table-row>
        <table:table-row table:style-name="ro1">
          <table:table-cell table:style-name="ce100"/>
          <table:table-cell table:style-name="ce102" table:number-columns-repeated="3"/>
          <table:table-cell table:style-name="ce99" office:value-type="string">
            <text:p>Soitsambu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1">
          <table:table-cell table:style-name="ce100"/>
          <table:table-cell table:style-name="ce102" table:number-columns-repeated="4"/>
          <table:table-cell table:style-name="ce99" office:value-type="string">
            <text:p>Sukenya Farm</text:p>
          </table:table-cell>
          <table:table-cell table:style-name="ce102"/>
          <table:table-cell table:style-name="ce10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100"/>
          <table:table-cell table:style-name="ce102" table:number-columns-repeated="4"/>
          <table:table-cell table:style-name="ce99" office:value-type="string">
            <text:p>Tanzania Conservation Limited</text:p>
          </table:table-cell>
          <table:table-cell table:style-name="ce102"/>
          <table:table-cell table:style-name="ce10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100"/>
          <table:table-cell table:style-name="ce102" table:number-columns-repeated="3"/>
          <table:table-cell table:style-name="ce99" office:value-type="string">
            <text:p>Sukenya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100"/>
          <table:table-cell table:style-name="ce102" table:number-columns-repeated="3"/>
          <table:table-cell table:style-name="ce99" office:value-type="string">
            <text:p>Moddorosi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100"/>
          <table:table-cell table:style-name="ce102"/>
          <table:table-cell table:style-name="ce99" office:value-type="string">
            <text:p>Sale Division</text:p>
          </table:table-cell>
          <table:table-cell table:style-name="ce102" table:number-columns-repeated="4"/>
          <table:table-cell table:style-name="ce107" office:value-type="string">
            <text:p>general </text:p>
          </table:table-cell>
          <table:table-cell office:value-type="float" office:value="27">
            <text:p>27</text:p>
          </table:table-cell>
          <table:table-cell table:number-columns-repeated="1015"/>
        </table:table-row>
        <table:table-row table:style-name="ro2">
          <table:table-cell table:style-name="ce100"/>
          <table:table-cell table:style-name="ce99" office:value-type="string">
            <text:p>Meru District</text:p>
          </table:table-cell>
          <table:table-cell table:style-name="ce100" table:number-columns-repeated="6"/>
          <table:table-cell office:value-type="float" office:value="28">
            <text:p>28</text:p>
          </table:table-cell>
          <table:table-cell table:number-columns-repeated="1015"/>
        </table:table-row>
        <table:table-row table:style-name="ro2">
          <table:table-cell table:style-name="ce100" table:number-columns-repeated="9"/>
          <table:table-cell table:number-columns-repeated="1015"/>
        </table:table-row>
        <table:table-row table:style-name="ro2">
          <table:table-cell table:style-name="ce100"/>
          <table:table-cell table:style-name="ce102" table:number-columns-repeated="3"/>
          <table:table-cell table:style-name="ce99" office:value-type="string">
            <text:p>Lake Natron</text:p>
          </table:table-cell>
          <table:table-cell table:style-name="ce102" table:number-columns-repeated="2"/>
          <table:table-cell table:style-name="ce107"/>
          <table:table-cell office:value-type="float" office:value="29">
            <text:p>29</text:p>
          </table:table-cell>
          <table:table-cell table:number-columns-repeated="1015"/>
        </table:table-row>
        <table:table-row table:style-name="ro2">
          <table:table-cell table:style-name="ce100"/>
          <table:table-cell table:style-name="ce102" table:number-columns-repeated="3"/>
          <table:table-cell table:style-name="ce99" office:value-type="string">
            <text:p>Lake Eyasi</text:p>
          </table:table-cell>
          <table:table-cell table:style-name="ce102" table:number-columns-repeated="2"/>
          <table:table-cell table:style-name="ce107"/>
          <table:table-cell office:value-type="float" office:value="30">
            <text:p>30</text:p>
          </table:table-cell>
          <table:table-cell table:number-columns-repeated="1015"/>
        </table:table-row>
        <table:table-row table:style-name="ro2">
          <table:table-cell table:style-name="ce100"/>
          <table:table-cell table:style-name="ce102" table:number-columns-repeated="3"/>
          <table:table-cell table:style-name="ce99" office:value-type="string">
            <text:p>Lake Manyara</text:p>
          </table:table-cell>
          <table:table-cell table:style-name="ce102" table:number-columns-repeated="2"/>
          <table:table-cell table:style-name="ce107"/>
          <table:table-cell office:value-type="float" office:value="31">
            <text:p>31</text:p>
          </table:table-cell>
          <table:table-cell table:number-columns-repeated="1015"/>
        </table:table-row>
        <table:table-row table:style-name="ro2">
          <table:table-cell table:style-name="ce100"/>
          <table:table-cell table:style-name="ce102" table:number-columns-repeated="3"/>
          <table:table-cell table:style-name="ce99" office:value-type="string">
            <text:p>Arusha National Park</text:p>
          </table:table-cell>
          <table:table-cell table:style-name="ce102" table:number-columns-repeated="2"/>
          <table:table-cell table:style-name="ce107"/>
          <table:table-cell office:value-type="float" office:value="32">
            <text:p>32</text:p>
          </table:table-cell>
          <table:table-cell table:number-columns-repeated="1015"/>
        </table:table-row>
        <table:table-row table:style-name="ro2">
          <table:table-cell table:style-name="ce100"/>
          <table:table-cell table:style-name="ce102" table:number-columns-repeated="3"/>
          <table:table-cell table:style-name="ce99" office:value-type="string">
            <text:p>Ngurdoto Crater</text:p>
          </table:table-cell>
          <table:table-cell table:style-name="ce102" table:number-columns-repeated="2"/>
          <table:table-cell table:style-name="ce107"/>
          <table:table-cell office:value-type="float" office:value="33">
            <text:p>33</text:p>
          </table:table-cell>
          <table:table-cell table:number-columns-repeated="1015"/>
        </table:table-row>
        <table:table-row table:style-name="ro2">
          <table:table-cell table:style-name="ce100"/>
          <table:table-cell table:style-name="ce102" table:number-columns-repeated="3"/>
          <table:table-cell table:style-name="ce103"/>
          <table:table-cell table:style-name="ce99" office:value-type="string">
            <text:p>Tanzania Breweries Limited</text:p>
          </table:table-cell>
          <table:table-cell table:style-name="ce102"/>
          <table:table-cell table:style-name="ce107"/>
          <table:table-cell office:value-type="float" office:value="34">
            <text:p>34</text:p>
          </table:table-cell>
          <table:table-cell table:number-columns-repeated="1015"/>
        </table:table-row>
        <table:table-row table:style-name="ro2">
          <table:table-cell table:style-name="ce100"/>
          <table:table-cell table:style-name="ce102" table:number-columns-repeated="4"/>
          <table:table-cell table:style-name="ce99" office:value-type="string">
            <text:p>Gongali Model Co. Ltd</text:p>
          </table:table-cell>
          <table:table-cell table:style-name="ce102"/>
          <table:table-cell table:style-name="ce107"/>
          <table:table-cell office:value-type="float" office:value="35">
            <text:p>35</text:p>
          </table:table-cell>
          <table:table-cell table:number-columns-repeated="1015"/>
        </table:table-row>
        <table:table-row table:style-name="ro2">
          <table:table-cell table:style-name="ce100"/>
          <table:table-cell table:style-name="ce102" table:number-columns-repeated="4"/>
          <table:table-cell table:style-name="ce99" office:value-type="string">
            <text:p>Serengeti Wildlife Research Center</text:p>
          </table:table-cell>
          <table:table-cell table:style-name="ce102"/>
          <table:table-cell table:style-name="ce107"/>
          <table:table-cell office:value-type="float" office:value="36">
            <text:p>36</text:p>
          </table:table-cell>
          <table:table-cell table:number-columns-repeated="1015"/>
        </table:table-row>
        <table:table-row table:style-name="ro2">
          <table:table-cell table:style-name="ce98" table:number-columns-repeated="7"/>
          <table:table-cell table:style-name="ce105"/>
          <table:table-cell table:style-name="ce98" table:number-columns-repeated="1016"/>
        </table:table-row>
        <table:table-row table:style-name="ro1">
          <table:table-cell table:style-name="ce101" office:value-type="string">
            <text:p>Dar es Salaam</text:p>
          </table:table-cell>
          <table:table-cell table:style-name="ce102" table:number-columns-repeated="6"/>
          <table:table-cell table:style-name="ce107"/>
          <table:table-cell table:number-columns-repeated="1016"/>
        </table:table-row>
        <table:table-row table:style-name="ro2" table:number-rows-repeated="15">
          <table:table-cell table:style-name="ce102" table:number-columns-repeated="7"/>
          <table:table-cell table:style-name="ce10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6">07/16/2017</text:date>, <text:time>01:50:11</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6T01:50:11.17</dc:date>
    <meta:generator>OpenOffice/4.1.3$Win32 OpenOffice.org_project/413m1$Build-9783</meta:generator>
    <meta:editing-duration>P6DT11H31M12S</meta:editing-duration>
    <meta:editing-cycles>105</meta:editing-cycles>
    <dc:creator>Matt Hunter</dc:creator>
    <meta:document-statistic meta:table-count="10" meta:cell-count="3100" meta:object-count="1"/>
  </office:meta>
</office:document-meta>
</file>